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57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57in"/>
    </style:style>
    <style:style style:name="t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57in"/>
    </style:style>
    <style:style style:name="t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57in"/>
    </style:style>
    <style:style style:name="t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57in"/>
    </style:style>
    <style:style style:name="t7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57in"/>
    </style:style>
    <style:style style:name="t8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57in"/>
    </style:style>
    <style:style style:name="t9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57in"/>
    </style:style>
    <style:style style:name="t1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fo:color="#000000"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7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Text_20_body">
      <style:paragraph-properties fo:margin-left="0in" fo:margin-right="0in" fo:margin-top="0.0402in" fo:margin-bottom="0.0402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/>
      <text:p text:style-name="P4">ПРОТОКОЛ <text:span text:style-name="T8">ПОВЕРКИ</text:span></text:p>
      <text:p text:style-name="P5"/>
      <text:p text:style-name="P6">Измерителя-сигнализатора СРК-АТ2327</text:p>
      <text:p text:style-name="P6">Зав. № <text:span text:style-name="T5">$serial</text:span></text:p>
      <text:p text:style-name="P25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28"/>
      <text:p text:style-name="P17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7">H</text:span>*(10) = <text:span text:style-name="T18"><text:s/></text:span><text:span text:style-name="T16">$bground </text:span><text:s/>мкЗв/ч, <text:s/>согласно методике, изложенной в <text:span text:style-name="T28">МП. МН-</text:span><text:span text:style-name="T29">854</text:span><text:span text:style-name="T28">-200</text:span><text:span text:style-name="T29">0</text:span></text:p>
      <text:p text:style-name="P26"><text:span text:style-name="T8">1. С</text:span>редства <text:span text:style-name="T8">поверки</text:span></text:p>
      <text:p text:style-name="P18">а)<text:tab/>Эталонные средства измерений:</text:p>
      <text:p text:style-name="P14">- <text:span text:style-name="T5">$facility_110</text:span>;</text:p>
      <text:p text:style-name="P14">- <text:span text:style-name="T5">$facility_130</text:span>;</text:p>
      <text:p text:style-name="P16"/>
      <text:p text:style-name="P19"><text:span text:style-name="T2">б</text:span><text:span text:style-name="T3">)<text:tab/></text:span><text:span text:style-name="T2">Оборудование</text:span><text:span text:style-name="T3">:</text:span></text:p>
      <text:p text:style-name="P15">- пульт проверки БД ТИАЯ.441546.001, или адаптер интерфейсный ТИАЯ.468369.004 с ПЭВМ, управляемой программой “SARKtech”;</text:p>
      <text:p text:style-name="P27">2. Поверка блоков детектирования</text:p>
      <text:p text:style-name="P18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2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13">- контроль работоспособности<text:tab/></text:p>
      <text:p text:style-name="P18"><text:span text:style-name="T8">б</text:span>)<text:tab/>Проверка допускаемой основной относительной погрешности измерения мощности дозы измерителя с БДКГ–204</text:p>
      <text:p text:style-name="P18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3">Блок детектирования <text:span text:style-name="T8">гамма-излучения БДКГ-2</text:span>04<text:span text:style-name="T8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.B2" table:number-rows-spanned="3" office:value-type="string">
            <text:p text:style-name="P22">Номер источ-ника</text:p>
          </table:table-cell>
          <table:table-cell table:style-name="t1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1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5">H</text:span><text:span text:style-name="T10">1</text:span></text:p>
          </table:table-cell>
          <table:table-cell table:style-name="t1.D3" office:value-type="string">
            <text:p text:style-name="P29"><text:span text:style-name="T7">H</text:span><text:span text:style-name="T10">2</text:span></text:p>
          </table:table-cell>
          <table:table-cell table:style-name="t1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0,07 мкЗв/ч</text:p>
          </table:table-cell>
          <table:table-cell table:style-name="t1.B5" office:value-type="string">
            <text:p text:style-name="P10">$1-30.</text:p>
          </table:table-cell>
          <table:table-cell table:style-name="t1.B5" office:value-type="string">
            <text:p text:style-name="P10">$1-40.</text:p>
          </table:table-cell>
          <table:table-cell table:style-name="t1.B5" office:value-type="string">
            <text:p text:style-name="P10">$1-50.</text:p>
          </table:table-cell>
          <table:table-cell table:style-name="t1.B5" office:value-type="string">
            <text:p text:style-name="P10">$1-60.</text:p>
          </table:table-cell>
          <table:table-cell table:style-name="t1.B5" office:value-type="string">
            <text:p text:style-name="P10">$1-70.</text:p>
          </table:table-cell>
          <table:table-cell table:style-name="t1.B5" office:value-type="string">
            <text:p text:style-name="P10">$1-80.</text:p>
          </table:table-cell>
          <table:table-cell table:style-name="t1.B5" office:value-type="string">
            <text:p text:style-name="P10">$1-00.</text:p>
          </table:table-cell>
          <table:table-cell table:style-name="t1.B5" office:value-type="string">
            <text:p text:style-name="P10">$1-10.</text:p>
          </table:table-cell>
          <table:table-cell table:style-name="t1.B5" office:value-type="string">
            <text:p text:style-name="P10">$1-20.</text:p>
          </table:table-cell>
          <table:table-cell table:style-name="t1.K5" table:number-rows-spanned="9" office:value-type="string">
            <text:p text:style-name="P11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1.</text:p>
          </table:table-cell>
          <table:table-cell table:style-name="t1.B5" office:value-type="string">
            <text:p text:style-name="P10">$1-41.</text:p>
          </table:table-cell>
          <table:table-cell table:style-name="t1.B5" office:value-type="string">
            <text:p text:style-name="P10">$1-51.</text:p>
          </table:table-cell>
          <table:table-cell table:style-name="t1.B5" office:value-type="string">
            <text:p text:style-name="P10">$1-61.</text:p>
          </table:table-cell>
          <table:table-cell table:style-name="t1.B5" office:value-type="string">
            <text:p text:style-name="P10">$1-71.</text:p>
          </table:table-cell>
          <table:table-cell table:style-name="t1.B5" office:value-type="string">
            <text:p text:style-name="P10">$1-81.</text:p>
          </table:table-cell>
          <table:table-cell table:style-name="t1.B5" office:value-type="string">
            <text:p text:style-name="P10">$1-01.</text:p>
          </table:table-cell>
          <table:table-cell table:style-name="t1.B5" office:value-type="string">
            <text:p text:style-name="P10">$1-11.</text:p>
          </table:table-cell>
          <table:table-cell table:style-name="t1.B5" office:value-type="string">
            <text:p text:style-name="P10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2.</text:p>
          </table:table-cell>
          <table:table-cell table:style-name="t1.B5" office:value-type="string">
            <text:p text:style-name="P10">$1-42.</text:p>
          </table:table-cell>
          <table:table-cell table:style-name="t1.B5" office:value-type="string">
            <text:p text:style-name="P10">$1-52.</text:p>
          </table:table-cell>
          <table:table-cell table:style-name="t1.B5" office:value-type="string">
            <text:p text:style-name="P10">$1-62.</text:p>
          </table:table-cell>
          <table:table-cell table:style-name="t1.B5" office:value-type="string">
            <text:p text:style-name="P10">$1-72.</text:p>
          </table:table-cell>
          <table:table-cell table:style-name="t1.B5" office:value-type="string">
            <text:p text:style-name="P10">$1-82.</text:p>
          </table:table-cell>
          <table:table-cell table:style-name="t1.B5" office:value-type="string">
            <text:p text:style-name="P10">$1-02.</text:p>
          </table:table-cell>
          <table:table-cell table:style-name="t1.B5" office:value-type="string">
            <text:p text:style-name="P10">$1-12.</text:p>
          </table:table-cell>
          <table:table-cell table:style-name="t1.B5" office:value-type="string">
            <text:p text:style-name="P10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3.</text:p>
          </table:table-cell>
          <table:table-cell table:style-name="t1.B5" office:value-type="string">
            <text:p text:style-name="P10">$1-43.</text:p>
          </table:table-cell>
          <table:table-cell table:style-name="t1.B5" office:value-type="string">
            <text:p text:style-name="P10">$1-53.</text:p>
          </table:table-cell>
          <table:table-cell table:style-name="t1.B5" office:value-type="string">
            <text:p text:style-name="P10">$1-63.</text:p>
          </table:table-cell>
          <table:table-cell table:style-name="t1.B5" office:value-type="string">
            <text:p text:style-name="P10">$1-73.</text:p>
          </table:table-cell>
          <table:table-cell table:style-name="t1.B5" office:value-type="string">
            <text:p text:style-name="P10">$1-83.</text:p>
          </table:table-cell>
          <table:table-cell table:style-name="t1.B5" office:value-type="string">
            <text:p text:style-name="P10">$1-03.</text:p>
          </table:table-cell>
          <table:table-cell table:style-name="t1.B5" office:value-type="string">
            <text:p text:style-name="P10">$1-13.</text:p>
          </table:table-cell>
          <table:table-cell table:style-name="t1.B5" office:value-type="string">
            <text:p text:style-name="P10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4.</text:p>
          </table:table-cell>
          <table:table-cell table:style-name="t1.B5" office:value-type="string">
            <text:p text:style-name="P10">$1-44.</text:p>
          </table:table-cell>
          <table:table-cell table:style-name="t1.B5" office:value-type="string">
            <text:p text:style-name="P10">$1-54.</text:p>
          </table:table-cell>
          <table:table-cell table:style-name="t1.B5" office:value-type="string">
            <text:p text:style-name="P10">$1-64.</text:p>
          </table:table-cell>
          <table:table-cell table:style-name="t1.B5" office:value-type="string">
            <text:p text:style-name="P10">$1-74.</text:p>
          </table:table-cell>
          <table:table-cell table:style-name="t1.B5" office:value-type="string">
            <text:p text:style-name="P10">$1-84.</text:p>
          </table:table-cell>
          <table:table-cell table:style-name="t1.B5" office:value-type="string">
            <text:p text:style-name="P10">$1-04.</text:p>
          </table:table-cell>
          <table:table-cell table:style-name="t1.B5" office:value-type="string">
            <text:p text:style-name="P10">$1-14.</text:p>
          </table:table-cell>
          <table:table-cell table:style-name="t1.B5" office:value-type="string">
            <text:p text:style-name="P10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$1-35.</text:p>
          </table:table-cell>
          <table:table-cell table:style-name="t1.B5" office:value-type="string">
            <text:p text:style-name="P10">$1-45.</text:p>
          </table:table-cell>
          <table:table-cell table:style-name="t1.B5" office:value-type="string">
            <text:p text:style-name="P10">$1-55.</text:p>
          </table:table-cell>
          <table:table-cell table:style-name="t1.B5" office:value-type="string">
            <text:p text:style-name="P10">$1-65.</text:p>
          </table:table-cell>
          <table:table-cell table:style-name="t1.B5" office:value-type="string">
            <text:p text:style-name="P10">$1-75.</text:p>
          </table:table-cell>
          <table:table-cell table:style-name="t1.B5" office:value-type="string">
            <text:p text:style-name="P10">$1-85.</text:p>
          </table:table-cell>
          <table:table-cell table:style-name="t1.B5" office:value-type="string">
            <text:p text:style-name="P10">$1-05.</text:p>
          </table:table-cell>
          <table:table-cell table:style-name="t1.B5" office:value-type="string">
            <text:p text:style-name="P10">$1-15.</text:p>
          </table:table-cell>
          <table:table-cell table:style-name="t1.B5" office:value-type="string">
            <text:p text:style-name="P10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$1-36.</text:p>
          </table:table-cell>
          <table:table-cell table:style-name="t1.B5" office:value-type="string">
            <text:p text:style-name="P10">$1-46.</text:p>
          </table:table-cell>
          <table:table-cell table:style-name="t1.B5" office:value-type="string">
            <text:p text:style-name="P10">$1-56.</text:p>
          </table:table-cell>
          <table:table-cell table:style-name="t1.B5" office:value-type="string">
            <text:p text:style-name="P10">$1-66.</text:p>
          </table:table-cell>
          <table:table-cell table:style-name="t1.B5" office:value-type="string">
            <text:p text:style-name="P10">$1-76.</text:p>
          </table:table-cell>
          <table:table-cell table:style-name="t1.B5" office:value-type="string">
            <text:p text:style-name="P10">$1-86.</text:p>
          </table:table-cell>
          <table:table-cell table:style-name="t1.B5" office:value-type="string">
            <text:p text:style-name="P10">$1-06.</text:p>
          </table:table-cell>
          <table:table-cell table:style-name="t1.B5" office:value-type="string">
            <text:p text:style-name="P10">$1-16.</text:p>
          </table:table-cell>
          <table:table-cell table:style-name="t1.B5" office:value-type="string">
            <text:p text:style-name="P10">$1-26.</text:p>
          </table:table-cell>
          <table:covered-table-cell/>
        </table:table-row>
        <table:table-row table:style-name="t1.5">
          <table:table-cell table:style-name="t1.A5" office:value-type="string">
            <text:p text:style-name="P9"><text:span text:style-name="T8">0,7</text:span> Зв/ч</text:p>
          </table:table-cell>
          <table:table-cell table:style-name="t1.B5" office:value-type="string">
            <text:p text:style-name="P10">$1-37.</text:p>
          </table:table-cell>
          <table:table-cell table:style-name="t1.B5" office:value-type="string">
            <text:p text:style-name="P10">$1-47.</text:p>
          </table:table-cell>
          <table:table-cell table:style-name="t1.B5" office:value-type="string">
            <text:p text:style-name="P10">$1-57.</text:p>
          </table:table-cell>
          <table:table-cell table:style-name="t1.B5" office:value-type="string">
            <text:p text:style-name="P10">$1-67.</text:p>
          </table:table-cell>
          <table:table-cell table:style-name="t1.B5" office:value-type="string">
            <text:p text:style-name="P10">$1-77.</text:p>
          </table:table-cell>
          <table:table-cell table:style-name="t1.B5" office:value-type="string">
            <text:p text:style-name="P10">$1-87.</text:p>
          </table:table-cell>
          <table:table-cell table:style-name="t1.B5" office:value-type="string">
            <text:p text:style-name="P10">$1-07.</text:p>
          </table:table-cell>
          <table:table-cell table:style-name="t1.B5" office:value-type="string">
            <text:p text:style-name="P10">$1-17.</text:p>
          </table:table-cell>
          <table:table-cell table:style-name="t1.B5" office:value-type="string">
            <text:p text:style-name="P10">$1-27.</text:p>
          </table:table-cell>
          <table:covered-table-cell/>
        </table:table-row>
        <table:table-row table:style-name="t1.5">
          <table:table-cell table:style-name="t1.A13" office:value-type="string">
            <text:p text:style-name="P9">7 Зв/ч</text:p>
          </table:table-cell>
          <table:table-cell table:style-name="t1.B13" office:value-type="string">
            <text:p text:style-name="P10">$1-38.</text:p>
          </table:table-cell>
          <table:table-cell table:style-name="t1.B13" office:value-type="string">
            <text:p text:style-name="P10">$1-48.</text:p>
          </table:table-cell>
          <table:table-cell table:style-name="t1.B13" office:value-type="string">
            <text:p text:style-name="P10">$1-58.</text:p>
          </table:table-cell>
          <table:table-cell table:style-name="t1.B13" office:value-type="string">
            <text:p text:style-name="P10">$1-68.</text:p>
          </table:table-cell>
          <table:table-cell table:style-name="t1.B13" office:value-type="string">
            <text:p text:style-name="P10">$1-78.</text:p>
          </table:table-cell>
          <table:table-cell table:style-name="t1.B13" office:value-type="string">
            <text:p text:style-name="P10">$1-88.</text:p>
          </table:table-cell>
          <table:table-cell table:style-name="t1.B13" office:value-type="string">
            <text:p text:style-name="P10">$1-08.</text:p>
          </table:table-cell>
          <table:table-cell table:style-name="t1.B13" office:value-type="string">
            <text:p text:style-name="P10">$1-18.</text:p>
          </table:table-cell>
          <table:table-cell table:style-name="t1.B13" office:value-type="string">
            <text:p text:style-name="P10">$1-28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2">Блок детектирования <text:span text:style-name="T8">гамма-излучения БДКГ-2</text:span>04<text:span text:style-name="T8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2.B2" table:number-rows-spanned="3" office:value-type="string">
            <text:p text:style-name="P22">Номер источ-ника</text:p>
          </table:table-cell>
          <table:table-cell table:style-name="t2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2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2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2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9">Фон, нЗв/ч</text:p>
          </table:table-cell>
          <table:table-cell table:style-name="t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0"><text:span text:style-name="T15">H</text:span><text:span text:style-name="T10">1</text:span></text:p>
          </table:table-cell>
          <table:table-cell table:style-name="t2.D3" office:value-type="string">
            <text:p text:style-name="P29"><text:span text:style-name="T7">H</text:span><text:span text:style-name="T10">2</text:span></text:p>
          </table:table-cell>
          <table:table-cell table:style-name="t2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9">0,07 мкЗв/ч</text:p>
          </table:table-cell>
          <table:table-cell table:style-name="t2.B5" office:value-type="string">
            <text:p text:style-name="P10">$2-30.</text:p>
          </table:table-cell>
          <table:table-cell table:style-name="t2.B5" office:value-type="string">
            <text:p text:style-name="P10">$2-40.</text:p>
          </table:table-cell>
          <table:table-cell table:style-name="t2.B5" office:value-type="string">
            <text:p text:style-name="P10">$2-50.</text:p>
          </table:table-cell>
          <table:table-cell table:style-name="t2.B5" office:value-type="string">
            <text:p text:style-name="P10">$2-60.</text:p>
          </table:table-cell>
          <table:table-cell table:style-name="t2.B5" office:value-type="string">
            <text:p text:style-name="P10">$2-70.</text:p>
          </table:table-cell>
          <table:table-cell table:style-name="t2.B5" office:value-type="string">
            <text:p text:style-name="P10">$2-80.</text:p>
          </table:table-cell>
          <table:table-cell table:style-name="t2.B5" office:value-type="string">
            <text:p text:style-name="P10">$2-00.</text:p>
          </table:table-cell>
          <table:table-cell table:style-name="t2.B5" office:value-type="string">
            <text:p text:style-name="P10">$2-10.</text:p>
          </table:table-cell>
          <table:table-cell table:style-name="t2.B5" office:value-type="string">
            <text:p text:style-name="P10">$2-20.</text:p>
          </table:table-cell>
          <table:table-cell table:style-name="t2.K5" table:number-rows-spanned="9" office:value-type="string">
            <text:p text:style-name="P11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1.</text:p>
          </table:table-cell>
          <table:table-cell table:style-name="t2.B5" office:value-type="string">
            <text:p text:style-name="P10">$2-41.</text:p>
          </table:table-cell>
          <table:table-cell table:style-name="t2.B5" office:value-type="string">
            <text:p text:style-name="P10">$2-51.</text:p>
          </table:table-cell>
          <table:table-cell table:style-name="t2.B5" office:value-type="string">
            <text:p text:style-name="P10">$2-61.</text:p>
          </table:table-cell>
          <table:table-cell table:style-name="t2.B5" office:value-type="string">
            <text:p text:style-name="P10">$2-71.</text:p>
          </table:table-cell>
          <table:table-cell table:style-name="t2.B5" office:value-type="string">
            <text:p text:style-name="P10">$2-81.</text:p>
          </table:table-cell>
          <table:table-cell table:style-name="t2.B5" office:value-type="string">
            <text:p text:style-name="P10">$2-01.</text:p>
          </table:table-cell>
          <table:table-cell table:style-name="t2.B5" office:value-type="string">
            <text:p text:style-name="P10">$2-11.</text:p>
          </table:table-cell>
          <table:table-cell table:style-name="t2.B5" office:value-type="string">
            <text:p text:style-name="P10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2.</text:p>
          </table:table-cell>
          <table:table-cell table:style-name="t2.B5" office:value-type="string">
            <text:p text:style-name="P10">$2-42.</text:p>
          </table:table-cell>
          <table:table-cell table:style-name="t2.B5" office:value-type="string">
            <text:p text:style-name="P10">$2-52.</text:p>
          </table:table-cell>
          <table:table-cell table:style-name="t2.B5" office:value-type="string">
            <text:p text:style-name="P10">$2-62.</text:p>
          </table:table-cell>
          <table:table-cell table:style-name="t2.B5" office:value-type="string">
            <text:p text:style-name="P10">$2-72.</text:p>
          </table:table-cell>
          <table:table-cell table:style-name="t2.B5" office:value-type="string">
            <text:p text:style-name="P10">$2-82.</text:p>
          </table:table-cell>
          <table:table-cell table:style-name="t2.B5" office:value-type="string">
            <text:p text:style-name="P10">$2-02.</text:p>
          </table:table-cell>
          <table:table-cell table:style-name="t2.B5" office:value-type="string">
            <text:p text:style-name="P10">$2-12.</text:p>
          </table:table-cell>
          <table:table-cell table:style-name="t2.B5" office:value-type="string">
            <text:p text:style-name="P10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3.</text:p>
          </table:table-cell>
          <table:table-cell table:style-name="t2.B5" office:value-type="string">
            <text:p text:style-name="P10">$2-43.</text:p>
          </table:table-cell>
          <table:table-cell table:style-name="t2.B5" office:value-type="string">
            <text:p text:style-name="P10">$2-53.</text:p>
          </table:table-cell>
          <table:table-cell table:style-name="t2.B5" office:value-type="string">
            <text:p text:style-name="P10">$2-63.</text:p>
          </table:table-cell>
          <table:table-cell table:style-name="t2.B5" office:value-type="string">
            <text:p text:style-name="P10">$2-73.</text:p>
          </table:table-cell>
          <table:table-cell table:style-name="t2.B5" office:value-type="string">
            <text:p text:style-name="P10">$2-83.</text:p>
          </table:table-cell>
          <table:table-cell table:style-name="t2.B5" office:value-type="string">
            <text:p text:style-name="P10">$2-03.</text:p>
          </table:table-cell>
          <table:table-cell table:style-name="t2.B5" office:value-type="string">
            <text:p text:style-name="P10">$2-13.</text:p>
          </table:table-cell>
          <table:table-cell table:style-name="t2.B5" office:value-type="string">
            <text:p text:style-name="P10">$2-23.</text:p>
          </table:table-cell>
          <table:covered-table-cell/>
        </table:table-row>
        <table:table-row table:style-name="t2.5"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10">$2-34.</text:p>
          </table:table-cell>
          <table:table-cell table:style-name="t2.B5" office:value-type="string">
            <text:p text:style-name="P10">$2-44.</text:p>
          </table:table-cell>
          <table:table-cell table:style-name="t2.B5" office:value-type="string">
            <text:p text:style-name="P10">$2-54.</text:p>
          </table:table-cell>
          <table:table-cell table:style-name="t2.B5" office:value-type="string">
            <text:p text:style-name="P10">$2-64.</text:p>
          </table:table-cell>
          <table:table-cell table:style-name="t2.B5" office:value-type="string">
            <text:p text:style-name="P10">$2-74.</text:p>
          </table:table-cell>
          <table:table-cell table:style-name="t2.B5" office:value-type="string">
            <text:p text:style-name="P10">$2-84.</text:p>
          </table:table-cell>
          <table:table-cell table:style-name="t2.B5" office:value-type="string">
            <text:p text:style-name="P10">$2-04.</text:p>
          </table:table-cell>
          <table:table-cell table:style-name="t2.B5" office:value-type="string">
            <text:p text:style-name="P10">$2-14.</text:p>
          </table:table-cell>
          <table:table-cell table:style-name="t2.B5" office:value-type="string">
            <text:p text:style-name="P10">$2-24.</text:p>
          </table:table-cell>
          <table:covered-table-cell/>
        </table:table-row>
        <table:table-row table:style-name="t2.5">
          <table:table-cell table:style-name="t2.A5" office:value-type="string">
            <text:p text:style-name="P9">7,0 мЗв/ч</text:p>
          </table:table-cell>
          <table:table-cell table:style-name="t2.B5" office:value-type="string">
            <text:p text:style-name="P10">$2-35.</text:p>
          </table:table-cell>
          <table:table-cell table:style-name="t2.B5" office:value-type="string">
            <text:p text:style-name="P10">$2-45.</text:p>
          </table:table-cell>
          <table:table-cell table:style-name="t2.B5" office:value-type="string">
            <text:p text:style-name="P10">$2-55.</text:p>
          </table:table-cell>
          <table:table-cell table:style-name="t2.B5" office:value-type="string">
            <text:p text:style-name="P10">$2-65.</text:p>
          </table:table-cell>
          <table:table-cell table:style-name="t2.B5" office:value-type="string">
            <text:p text:style-name="P10">$2-75.</text:p>
          </table:table-cell>
          <table:table-cell table:style-name="t2.B5" office:value-type="string">
            <text:p text:style-name="P10">$2-85.</text:p>
          </table:table-cell>
          <table:table-cell table:style-name="t2.B5" office:value-type="string">
            <text:p text:style-name="P10">$2-05.</text:p>
          </table:table-cell>
          <table:table-cell table:style-name="t2.B5" office:value-type="string">
            <text:p text:style-name="P10">$2-15.</text:p>
          </table:table-cell>
          <table:table-cell table:style-name="t2.B5" office:value-type="string">
            <text:p text:style-name="P10">$2-25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Зв/ч</text:p>
          </table:table-cell>
          <table:table-cell table:style-name="t2.B5" office:value-type="string">
            <text:p text:style-name="P10">$2-36.</text:p>
          </table:table-cell>
          <table:table-cell table:style-name="t2.B5" office:value-type="string">
            <text:p text:style-name="P10">$2-46.</text:p>
          </table:table-cell>
          <table:table-cell table:style-name="t2.B5" office:value-type="string">
            <text:p text:style-name="P10">$2-56.</text:p>
          </table:table-cell>
          <table:table-cell table:style-name="t2.B5" office:value-type="string">
            <text:p text:style-name="P10">$2-66.</text:p>
          </table:table-cell>
          <table:table-cell table:style-name="t2.B5" office:value-type="string">
            <text:p text:style-name="P10">$2-76.</text:p>
          </table:table-cell>
          <table:table-cell table:style-name="t2.B5" office:value-type="string">
            <text:p text:style-name="P10">$2-86.</text:p>
          </table:table-cell>
          <table:table-cell table:style-name="t2.B5" office:value-type="string">
            <text:p text:style-name="P10">$2-06.</text:p>
          </table:table-cell>
          <table:table-cell table:style-name="t2.B5" office:value-type="string">
            <text:p text:style-name="P10">$2-16.</text:p>
          </table:table-cell>
          <table:table-cell table:style-name="t2.B5" office:value-type="string">
            <text:p text:style-name="P10">$2-26.</text:p>
          </table:table-cell>
          <table:covered-table-cell/>
        </table:table-row>
        <table:table-row table:style-name="t2.5">
          <table:table-cell table:style-name="t2.A5" office:value-type="string">
            <text:p text:style-name="P9"><text:span text:style-name="T8">0,7</text:span> Зв/ч</text:p>
          </table:table-cell>
          <table:table-cell table:style-name="t2.B5" office:value-type="string">
            <text:p text:style-name="P10">$2-37.</text:p>
          </table:table-cell>
          <table:table-cell table:style-name="t2.B5" office:value-type="string">
            <text:p text:style-name="P10">$2-47.</text:p>
          </table:table-cell>
          <table:table-cell table:style-name="t2.B5" office:value-type="string">
            <text:p text:style-name="P10">$2-57.</text:p>
          </table:table-cell>
          <table:table-cell table:style-name="t2.B5" office:value-type="string">
            <text:p text:style-name="P10">$2-67.</text:p>
          </table:table-cell>
          <table:table-cell table:style-name="t2.B5" office:value-type="string">
            <text:p text:style-name="P10">$2-77.</text:p>
          </table:table-cell>
          <table:table-cell table:style-name="t2.B5" office:value-type="string">
            <text:p text:style-name="P10">$2-87.</text:p>
          </table:table-cell>
          <table:table-cell table:style-name="t2.B5" office:value-type="string">
            <text:p text:style-name="P10">$2-07.</text:p>
          </table:table-cell>
          <table:table-cell table:style-name="t2.B5" office:value-type="string">
            <text:p text:style-name="P10">$2-17.</text:p>
          </table:table-cell>
          <table:table-cell table:style-name="t2.B5" office:value-type="string">
            <text:p text:style-name="P10">$2-27.</text:p>
          </table:table-cell>
          <table:covered-table-cell/>
        </table:table-row>
        <table:table-row table:style-name="t2.5">
          <table:table-cell table:style-name="t2.A13" office:value-type="string">
            <text:p text:style-name="P9">7 Зв/ч</text:p>
          </table:table-cell>
          <table:table-cell table:style-name="t2.B13" office:value-type="string">
            <text:p text:style-name="P10">$2-38.</text:p>
          </table:table-cell>
          <table:table-cell table:style-name="t2.B13" office:value-type="string">
            <text:p text:style-name="P10">$2-48.</text:p>
          </table:table-cell>
          <table:table-cell table:style-name="t2.B13" office:value-type="string">
            <text:p text:style-name="P10">$2-58.</text:p>
          </table:table-cell>
          <table:table-cell table:style-name="t2.B13" office:value-type="string">
            <text:p text:style-name="P10">$2-68.</text:p>
          </table:table-cell>
          <table:table-cell table:style-name="t2.B13" office:value-type="string">
            <text:p text:style-name="P10">$2-78.</text:p>
          </table:table-cell>
          <table:table-cell table:style-name="t2.B13" office:value-type="string">
            <text:p text:style-name="P10">$2-88.</text:p>
          </table:table-cell>
          <table:table-cell table:style-name="t2.B13" office:value-type="string">
            <text:p text:style-name="P10">$2-08.</text:p>
          </table:table-cell>
          <table:table-cell table:style-name="t2.B13" office:value-type="string">
            <text:p text:style-name="P10">$2-18.</text:p>
          </table:table-cell>
          <table:table-cell table:style-name="t2.B13" office:value-type="string">
            <text:p text:style-name="P10">$2-28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1">Блок детектирования <text:span text:style-name="T8">гамма-излучения БДКГ- 2</text:span>04<text:span text:style-name="T8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3.B2" table:number-rows-spanned="3" office:value-type="string">
            <text:p text:style-name="P22">Номер источ-ника</text:p>
          </table:table-cell>
          <table:table-cell table:style-name="t3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3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3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3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9">Фон, нЗв/ч</text:p>
          </table:table-cell>
          <table:table-cell table:style-name="t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0"><text:span text:style-name="T15">H</text:span><text:span text:style-name="T10">1</text:span></text:p>
          </table:table-cell>
          <table:table-cell table:style-name="t3.D3" office:value-type="string">
            <text:p text:style-name="P29"><text:span text:style-name="T7">H</text:span><text:span text:style-name="T10">2</text:span></text:p>
          </table:table-cell>
          <table:table-cell table:style-name="t3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9">0,07 мкЗв/ч</text:p>
          </table:table-cell>
          <table:table-cell table:style-name="t3.B5" office:value-type="string">
            <text:p text:style-name="P10">$3-30.</text:p>
          </table:table-cell>
          <table:table-cell table:style-name="t3.B5" office:value-type="string">
            <text:p text:style-name="P10">$3-40.</text:p>
          </table:table-cell>
          <table:table-cell table:style-name="t3.B5" office:value-type="string">
            <text:p text:style-name="P10">$3-50.</text:p>
          </table:table-cell>
          <table:table-cell table:style-name="t3.B5" office:value-type="string">
            <text:p text:style-name="P10">$3-60.</text:p>
          </table:table-cell>
          <table:table-cell table:style-name="t3.B5" office:value-type="string">
            <text:p text:style-name="P10">$3-70.</text:p>
          </table:table-cell>
          <table:table-cell table:style-name="t3.B5" office:value-type="string">
            <text:p text:style-name="P10">$3-80.</text:p>
          </table:table-cell>
          <table:table-cell table:style-name="t3.B5" office:value-type="string">
            <text:p text:style-name="P10">$3-00.</text:p>
          </table:table-cell>
          <table:table-cell table:style-name="t3.B5" office:value-type="string">
            <text:p text:style-name="P10">$3-10.</text:p>
          </table:table-cell>
          <table:table-cell table:style-name="t3.B5" office:value-type="string">
            <text:p text:style-name="P10">$3-20.</text:p>
          </table:table-cell>
          <table:table-cell table:style-name="t3.K5" table:number-rows-spanned="9" office:value-type="string">
            <text:p text:style-name="P11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1.</text:p>
          </table:table-cell>
          <table:table-cell table:style-name="t3.B5" office:value-type="string">
            <text:p text:style-name="P10">$3-41.</text:p>
          </table:table-cell>
          <table:table-cell table:style-name="t3.B5" office:value-type="string">
            <text:p text:style-name="P10">$3-51.</text:p>
          </table:table-cell>
          <table:table-cell table:style-name="t3.B5" office:value-type="string">
            <text:p text:style-name="P10">$3-61.</text:p>
          </table:table-cell>
          <table:table-cell table:style-name="t3.B5" office:value-type="string">
            <text:p text:style-name="P10">$3-71.</text:p>
          </table:table-cell>
          <table:table-cell table:style-name="t3.B5" office:value-type="string">
            <text:p text:style-name="P10">$3-81.</text:p>
          </table:table-cell>
          <table:table-cell table:style-name="t3.B5" office:value-type="string">
            <text:p text:style-name="P10">$3-01.</text:p>
          </table:table-cell>
          <table:table-cell table:style-name="t3.B5" office:value-type="string">
            <text:p text:style-name="P10">$3-11.</text:p>
          </table:table-cell>
          <table:table-cell table:style-name="t3.B5" office:value-type="string">
            <text:p text:style-name="P10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2.</text:p>
          </table:table-cell>
          <table:table-cell table:style-name="t3.B5" office:value-type="string">
            <text:p text:style-name="P10">$3-42.</text:p>
          </table:table-cell>
          <table:table-cell table:style-name="t3.B5" office:value-type="string">
            <text:p text:style-name="P10">$3-52.</text:p>
          </table:table-cell>
          <table:table-cell table:style-name="t3.B5" office:value-type="string">
            <text:p text:style-name="P10">$3-62.</text:p>
          </table:table-cell>
          <table:table-cell table:style-name="t3.B5" office:value-type="string">
            <text:p text:style-name="P10">$3-72.</text:p>
          </table:table-cell>
          <table:table-cell table:style-name="t3.B5" office:value-type="string">
            <text:p text:style-name="P10">$3-82.</text:p>
          </table:table-cell>
          <table:table-cell table:style-name="t3.B5" office:value-type="string">
            <text:p text:style-name="P10">$3-02.</text:p>
          </table:table-cell>
          <table:table-cell table:style-name="t3.B5" office:value-type="string">
            <text:p text:style-name="P10">$3-12.</text:p>
          </table:table-cell>
          <table:table-cell table:style-name="t3.B5" office:value-type="string">
            <text:p text:style-name="P10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3.</text:p>
          </table:table-cell>
          <table:table-cell table:style-name="t3.B5" office:value-type="string">
            <text:p text:style-name="P10">$3-43.</text:p>
          </table:table-cell>
          <table:table-cell table:style-name="t3.B5" office:value-type="string">
            <text:p text:style-name="P10">$3-53.</text:p>
          </table:table-cell>
          <table:table-cell table:style-name="t3.B5" office:value-type="string">
            <text:p text:style-name="P10">$3-63.</text:p>
          </table:table-cell>
          <table:table-cell table:style-name="t3.B5" office:value-type="string">
            <text:p text:style-name="P10">$3-73.</text:p>
          </table:table-cell>
          <table:table-cell table:style-name="t3.B5" office:value-type="string">
            <text:p text:style-name="P10">$3-83.</text:p>
          </table:table-cell>
          <table:table-cell table:style-name="t3.B5" office:value-type="string">
            <text:p text:style-name="P10">$3-03.</text:p>
          </table:table-cell>
          <table:table-cell table:style-name="t3.B5" office:value-type="string">
            <text:p text:style-name="P10">$3-13.</text:p>
          </table:table-cell>
          <table:table-cell table:style-name="t3.B5" office:value-type="string">
            <text:p text:style-name="P10">$3-23.</text:p>
          </table:table-cell>
          <table:covered-table-cell/>
        </table:table-row>
        <table:table-row table:style-name="t3.5"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10">$3-34.</text:p>
          </table:table-cell>
          <table:table-cell table:style-name="t3.B5" office:value-type="string">
            <text:p text:style-name="P10">$3-44.</text:p>
          </table:table-cell>
          <table:table-cell table:style-name="t3.B5" office:value-type="string">
            <text:p text:style-name="P10">$3-54.</text:p>
          </table:table-cell>
          <table:table-cell table:style-name="t3.B5" office:value-type="string">
            <text:p text:style-name="P10">$3-64.</text:p>
          </table:table-cell>
          <table:table-cell table:style-name="t3.B5" office:value-type="string">
            <text:p text:style-name="P10">$3-74.</text:p>
          </table:table-cell>
          <table:table-cell table:style-name="t3.B5" office:value-type="string">
            <text:p text:style-name="P10">$3-84.</text:p>
          </table:table-cell>
          <table:table-cell table:style-name="t3.B5" office:value-type="string">
            <text:p text:style-name="P10">$3-04.</text:p>
          </table:table-cell>
          <table:table-cell table:style-name="t3.B5" office:value-type="string">
            <text:p text:style-name="P10">$3-14.</text:p>
          </table:table-cell>
          <table:table-cell table:style-name="t3.B5" office:value-type="string">
            <text:p text:style-name="P10">$3-24.</text:p>
          </table:table-cell>
          <table:covered-table-cell/>
        </table:table-row>
        <table:table-row table:style-name="t3.5">
          <table:table-cell table:style-name="t3.A5" office:value-type="string">
            <text:p text:style-name="P9">7,0 мЗв/ч</text:p>
          </table:table-cell>
          <table:table-cell table:style-name="t3.B5" office:value-type="string">
            <text:p text:style-name="P10">$3-35.</text:p>
          </table:table-cell>
          <table:table-cell table:style-name="t3.B5" office:value-type="string">
            <text:p text:style-name="P10">$3-45.</text:p>
          </table:table-cell>
          <table:table-cell table:style-name="t3.B5" office:value-type="string">
            <text:p text:style-name="P10">$3-55.</text:p>
          </table:table-cell>
          <table:table-cell table:style-name="t3.B5" office:value-type="string">
            <text:p text:style-name="P10">$3-65.</text:p>
          </table:table-cell>
          <table:table-cell table:style-name="t3.B5" office:value-type="string">
            <text:p text:style-name="P10">$3-75.</text:p>
          </table:table-cell>
          <table:table-cell table:style-name="t3.B5" office:value-type="string">
            <text:p text:style-name="P10">$3-85.</text:p>
          </table:table-cell>
          <table:table-cell table:style-name="t3.B5" office:value-type="string">
            <text:p text:style-name="P10">$3-05.</text:p>
          </table:table-cell>
          <table:table-cell table:style-name="t3.B5" office:value-type="string">
            <text:p text:style-name="P10">$3-15.</text:p>
          </table:table-cell>
          <table:table-cell table:style-name="t3.B5" office:value-type="string">
            <text:p text:style-name="P10">$3-25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Зв/ч</text:p>
          </table:table-cell>
          <table:table-cell table:style-name="t3.B5" office:value-type="string">
            <text:p text:style-name="P10">$3-36.</text:p>
          </table:table-cell>
          <table:table-cell table:style-name="t3.B5" office:value-type="string">
            <text:p text:style-name="P10">$3-46.</text:p>
          </table:table-cell>
          <table:table-cell table:style-name="t3.B5" office:value-type="string">
            <text:p text:style-name="P10">$3-56.</text:p>
          </table:table-cell>
          <table:table-cell table:style-name="t3.B5" office:value-type="string">
            <text:p text:style-name="P10">$3-66.</text:p>
          </table:table-cell>
          <table:table-cell table:style-name="t3.B5" office:value-type="string">
            <text:p text:style-name="P10">$3-76.</text:p>
          </table:table-cell>
          <table:table-cell table:style-name="t3.B5" office:value-type="string">
            <text:p text:style-name="P10">$3-86.</text:p>
          </table:table-cell>
          <table:table-cell table:style-name="t3.B5" office:value-type="string">
            <text:p text:style-name="P10">$3-06.</text:p>
          </table:table-cell>
          <table:table-cell table:style-name="t3.B5" office:value-type="string">
            <text:p text:style-name="P10">$3-16.</text:p>
          </table:table-cell>
          <table:table-cell table:style-name="t3.B5" office:value-type="string">
            <text:p text:style-name="P10">$3-26.</text:p>
          </table:table-cell>
          <table:covered-table-cell/>
        </table:table-row>
        <table:table-row table:style-name="t3.5">
          <table:table-cell table:style-name="t3.A5" office:value-type="string">
            <text:p text:style-name="P9"><text:span text:style-name="T8">0,7</text:span> Зв/ч</text:p>
          </table:table-cell>
          <table:table-cell table:style-name="t3.B5" office:value-type="string">
            <text:p text:style-name="P10">$3-37.</text:p>
          </table:table-cell>
          <table:table-cell table:style-name="t3.B5" office:value-type="string">
            <text:p text:style-name="P10">$3-47.</text:p>
          </table:table-cell>
          <table:table-cell table:style-name="t3.B5" office:value-type="string">
            <text:p text:style-name="P10">$3-57.</text:p>
          </table:table-cell>
          <table:table-cell table:style-name="t3.B5" office:value-type="string">
            <text:p text:style-name="P10">$3-67.</text:p>
          </table:table-cell>
          <table:table-cell table:style-name="t3.B5" office:value-type="string">
            <text:p text:style-name="P10">$3-77.</text:p>
          </table:table-cell>
          <table:table-cell table:style-name="t3.B5" office:value-type="string">
            <text:p text:style-name="P10">$3-87.</text:p>
          </table:table-cell>
          <table:table-cell table:style-name="t3.B5" office:value-type="string">
            <text:p text:style-name="P10">$3-07.</text:p>
          </table:table-cell>
          <table:table-cell table:style-name="t3.B5" office:value-type="string">
            <text:p text:style-name="P10">$3-17.</text:p>
          </table:table-cell>
          <table:table-cell table:style-name="t3.B5" office:value-type="string">
            <text:p text:style-name="P10">$3-27.</text:p>
          </table:table-cell>
          <table:covered-table-cell/>
        </table:table-row>
        <table:table-row table:style-name="t3.5">
          <table:table-cell table:style-name="t3.A13" office:value-type="string">
            <text:p text:style-name="P9">7 Зв/ч</text:p>
          </table:table-cell>
          <table:table-cell table:style-name="t3.B13" office:value-type="string">
            <text:p text:style-name="P10">$3-38.</text:p>
          </table:table-cell>
          <table:table-cell table:style-name="t3.B13" office:value-type="string">
            <text:p text:style-name="P10">$3-48.</text:p>
          </table:table-cell>
          <table:table-cell table:style-name="t3.B13" office:value-type="string">
            <text:p text:style-name="P10">$3-58.</text:p>
          </table:table-cell>
          <table:table-cell table:style-name="t3.B13" office:value-type="string">
            <text:p text:style-name="P10">$3-68.</text:p>
          </table:table-cell>
          <table:table-cell table:style-name="t3.B13" office:value-type="string">
            <text:p text:style-name="P10">$3-78.</text:p>
          </table:table-cell>
          <table:table-cell table:style-name="t3.B13" office:value-type="string">
            <text:p text:style-name="P10">$3-88.</text:p>
          </table:table-cell>
          <table:table-cell table:style-name="t3.B13" office:value-type="string">
            <text:p text:style-name="P10">$3-08.</text:p>
          </table:table-cell>
          <table:table-cell table:style-name="t3.B13" office:value-type="string">
            <text:p text:style-name="P10">$3-18.</text:p>
          </table:table-cell>
          <table:table-cell table:style-name="t3.B13" office:value-type="string">
            <text:p text:style-name="P10">$3-28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1">Блок детектирования <text:span text:style-name="T8">гамма-излучения БДКГ- 2</text:span>04<text:span text:style-name="T8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4.B2" table:number-rows-spanned="3" office:value-type="string">
            <text:p text:style-name="P22">Номер источ-ника</text:p>
          </table:table-cell>
          <table:table-cell table:style-name="t4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4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4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4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9">Фон, нЗв/ч</text:p>
          </table:table-cell>
          <table:table-cell table:style-name="t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0"><text:span text:style-name="T15">H</text:span><text:span text:style-name="T10">1</text:span></text:p>
          </table:table-cell>
          <table:table-cell table:style-name="t4.D3" office:value-type="string">
            <text:p text:style-name="P29"><text:span text:style-name="T7">H</text:span><text:span text:style-name="T10">2</text:span></text:p>
          </table:table-cell>
          <table:table-cell table:style-name="t4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9">0,07 мкЗв/ч</text:p>
          </table:table-cell>
          <table:table-cell table:style-name="t4.B5" office:value-type="string">
            <text:p text:style-name="P10">$4-30.</text:p>
          </table:table-cell>
          <table:table-cell table:style-name="t4.B5" office:value-type="string">
            <text:p text:style-name="P10">$4-40.</text:p>
          </table:table-cell>
          <table:table-cell table:style-name="t4.B5" office:value-type="string">
            <text:p text:style-name="P10">$4-50.</text:p>
          </table:table-cell>
          <table:table-cell table:style-name="t4.B5" office:value-type="string">
            <text:p text:style-name="P10">$4-60.</text:p>
          </table:table-cell>
          <table:table-cell table:style-name="t4.B5" office:value-type="string">
            <text:p text:style-name="P10">$4-70.</text:p>
          </table:table-cell>
          <table:table-cell table:style-name="t4.B5" office:value-type="string">
            <text:p text:style-name="P10">$4-80.</text:p>
          </table:table-cell>
          <table:table-cell table:style-name="t4.B5" office:value-type="string">
            <text:p text:style-name="P10">$4-00.</text:p>
          </table:table-cell>
          <table:table-cell table:style-name="t4.B5" office:value-type="string">
            <text:p text:style-name="P10">$4-10.</text:p>
          </table:table-cell>
          <table:table-cell table:style-name="t4.B5" office:value-type="string">
            <text:p text:style-name="P10">$4-20.</text:p>
          </table:table-cell>
          <table:table-cell table:style-name="t4.K5" table:number-rows-spanned="9" office:value-type="string">
            <text:p text:style-name="P11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1.</text:p>
          </table:table-cell>
          <table:table-cell table:style-name="t4.B5" office:value-type="string">
            <text:p text:style-name="P10">$4-41.</text:p>
          </table:table-cell>
          <table:table-cell table:style-name="t4.B5" office:value-type="string">
            <text:p text:style-name="P10">$4-51.</text:p>
          </table:table-cell>
          <table:table-cell table:style-name="t4.B5" office:value-type="string">
            <text:p text:style-name="P10">$4-61.</text:p>
          </table:table-cell>
          <table:table-cell table:style-name="t4.B5" office:value-type="string">
            <text:p text:style-name="P10">$4-71.</text:p>
          </table:table-cell>
          <table:table-cell table:style-name="t4.B5" office:value-type="string">
            <text:p text:style-name="P10">$4-81.</text:p>
          </table:table-cell>
          <table:table-cell table:style-name="t4.B5" office:value-type="string">
            <text:p text:style-name="P10">$4-01.</text:p>
          </table:table-cell>
          <table:table-cell table:style-name="t4.B5" office:value-type="string">
            <text:p text:style-name="P10">$4-11.</text:p>
          </table:table-cell>
          <table:table-cell table:style-name="t4.B5" office:value-type="string">
            <text:p text:style-name="P10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2.</text:p>
          </table:table-cell>
          <table:table-cell table:style-name="t4.B5" office:value-type="string">
            <text:p text:style-name="P10">$4-42.</text:p>
          </table:table-cell>
          <table:table-cell table:style-name="t4.B5" office:value-type="string">
            <text:p text:style-name="P10">$4-52.</text:p>
          </table:table-cell>
          <table:table-cell table:style-name="t4.B5" office:value-type="string">
            <text:p text:style-name="P10">$4-62.</text:p>
          </table:table-cell>
          <table:table-cell table:style-name="t4.B5" office:value-type="string">
            <text:p text:style-name="P10">$4-72.</text:p>
          </table:table-cell>
          <table:table-cell table:style-name="t4.B5" office:value-type="string">
            <text:p text:style-name="P10">$4-82.</text:p>
          </table:table-cell>
          <table:table-cell table:style-name="t4.B5" office:value-type="string">
            <text:p text:style-name="P10">$4-02.</text:p>
          </table:table-cell>
          <table:table-cell table:style-name="t4.B5" office:value-type="string">
            <text:p text:style-name="P10">$4-12.</text:p>
          </table:table-cell>
          <table:table-cell table:style-name="t4.B5" office:value-type="string">
            <text:p text:style-name="P10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3.</text:p>
          </table:table-cell>
          <table:table-cell table:style-name="t4.B5" office:value-type="string">
            <text:p text:style-name="P10">$4-43.</text:p>
          </table:table-cell>
          <table:table-cell table:style-name="t4.B5" office:value-type="string">
            <text:p text:style-name="P10">$4-53.</text:p>
          </table:table-cell>
          <table:table-cell table:style-name="t4.B5" office:value-type="string">
            <text:p text:style-name="P10">$4-63.</text:p>
          </table:table-cell>
          <table:table-cell table:style-name="t4.B5" office:value-type="string">
            <text:p text:style-name="P10">$4-73.</text:p>
          </table:table-cell>
          <table:table-cell table:style-name="t4.B5" office:value-type="string">
            <text:p text:style-name="P10">$4-83.</text:p>
          </table:table-cell>
          <table:table-cell table:style-name="t4.B5" office:value-type="string">
            <text:p text:style-name="P10">$4-03.</text:p>
          </table:table-cell>
          <table:table-cell table:style-name="t4.B5" office:value-type="string">
            <text:p text:style-name="P10">$4-13.</text:p>
          </table:table-cell>
          <table:table-cell table:style-name="t4.B5" office:value-type="string">
            <text:p text:style-name="P10">$4-23.</text:p>
          </table:table-cell>
          <table:covered-table-cell/>
        </table:table-row>
        <table:table-row table:style-name="t4.5">
          <table:table-cell table:style-name="t4.A5" office:value-type="string">
            <text:p text:style-name="P9">0.7 мЗв/ч</text:p>
          </table:table-cell>
          <table:table-cell table:style-name="t4.B5" office:value-type="string">
            <text:p text:style-name="P10">$4-34.</text:p>
          </table:table-cell>
          <table:table-cell table:style-name="t4.B5" office:value-type="string">
            <text:p text:style-name="P10">$4-44.</text:p>
          </table:table-cell>
          <table:table-cell table:style-name="t4.B5" office:value-type="string">
            <text:p text:style-name="P10">$4-54.</text:p>
          </table:table-cell>
          <table:table-cell table:style-name="t4.B5" office:value-type="string">
            <text:p text:style-name="P10">$4-64.</text:p>
          </table:table-cell>
          <table:table-cell table:style-name="t4.B5" office:value-type="string">
            <text:p text:style-name="P10">$4-74.</text:p>
          </table:table-cell>
          <table:table-cell table:style-name="t4.B5" office:value-type="string">
            <text:p text:style-name="P10">$4-84.</text:p>
          </table:table-cell>
          <table:table-cell table:style-name="t4.B5" office:value-type="string">
            <text:p text:style-name="P10">$4-04.</text:p>
          </table:table-cell>
          <table:table-cell table:style-name="t4.B5" office:value-type="string">
            <text:p text:style-name="P10">$4-14.</text:p>
          </table:table-cell>
          <table:table-cell table:style-name="t4.B5" office:value-type="string">
            <text:p text:style-name="P10">$4-24.</text:p>
          </table:table-cell>
          <table:covered-table-cell/>
        </table:table-row>
        <table:table-row table:style-name="t4.5">
          <table:table-cell table:style-name="t4.A5" office:value-type="string">
            <text:p text:style-name="P9">7,0 мЗв/ч</text:p>
          </table:table-cell>
          <table:table-cell table:style-name="t4.B5" office:value-type="string">
            <text:p text:style-name="P10">$4-35.</text:p>
          </table:table-cell>
          <table:table-cell table:style-name="t4.B5" office:value-type="string">
            <text:p text:style-name="P10">$4-45.</text:p>
          </table:table-cell>
          <table:table-cell table:style-name="t4.B5" office:value-type="string">
            <text:p text:style-name="P10">$4-55.</text:p>
          </table:table-cell>
          <table:table-cell table:style-name="t4.B5" office:value-type="string">
            <text:p text:style-name="P10">$4-65.</text:p>
          </table:table-cell>
          <table:table-cell table:style-name="t4.B5" office:value-type="string">
            <text:p text:style-name="P10">$4-75.</text:p>
          </table:table-cell>
          <table:table-cell table:style-name="t4.B5" office:value-type="string">
            <text:p text:style-name="P10">$4-85.</text:p>
          </table:table-cell>
          <table:table-cell table:style-name="t4.B5" office:value-type="string">
            <text:p text:style-name="P10">$4-05.</text:p>
          </table:table-cell>
          <table:table-cell table:style-name="t4.B5" office:value-type="string">
            <text:p text:style-name="P10">$4-15.</text:p>
          </table:table-cell>
          <table:table-cell table:style-name="t4.B5" office:value-type="string">
            <text:p text:style-name="P10">$4-25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Зв/ч</text:p>
          </table:table-cell>
          <table:table-cell table:style-name="t4.B5" office:value-type="string">
            <text:p text:style-name="P10">$4-36.</text:p>
          </table:table-cell>
          <table:table-cell table:style-name="t4.B5" office:value-type="string">
            <text:p text:style-name="P10">$4-46.</text:p>
          </table:table-cell>
          <table:table-cell table:style-name="t4.B5" office:value-type="string">
            <text:p text:style-name="P10">$4-56.</text:p>
          </table:table-cell>
          <table:table-cell table:style-name="t4.B5" office:value-type="string">
            <text:p text:style-name="P10">$4-66.</text:p>
          </table:table-cell>
          <table:table-cell table:style-name="t4.B5" office:value-type="string">
            <text:p text:style-name="P10">$4-76.</text:p>
          </table:table-cell>
          <table:table-cell table:style-name="t4.B5" office:value-type="string">
            <text:p text:style-name="P10">$4-86.</text:p>
          </table:table-cell>
          <table:table-cell table:style-name="t4.B5" office:value-type="string">
            <text:p text:style-name="P10">$4-06.</text:p>
          </table:table-cell>
          <table:table-cell table:style-name="t4.B5" office:value-type="string">
            <text:p text:style-name="P10">$4-16.</text:p>
          </table:table-cell>
          <table:table-cell table:style-name="t4.B5" office:value-type="string">
            <text:p text:style-name="P10">$4-26.</text:p>
          </table:table-cell>
          <table:covered-table-cell/>
        </table:table-row>
        <table:table-row table:style-name="t4.5">
          <table:table-cell table:style-name="t4.A5" office:value-type="string">
            <text:p text:style-name="P9"><text:span text:style-name="T8">0,7</text:span> Зв/ч</text:p>
          </table:table-cell>
          <table:table-cell table:style-name="t4.B5" office:value-type="string">
            <text:p text:style-name="P10">$4-37.</text:p>
          </table:table-cell>
          <table:table-cell table:style-name="t4.B5" office:value-type="string">
            <text:p text:style-name="P10">$4-47.</text:p>
          </table:table-cell>
          <table:table-cell table:style-name="t4.B5" office:value-type="string">
            <text:p text:style-name="P10">$4-57.</text:p>
          </table:table-cell>
          <table:table-cell table:style-name="t4.B5" office:value-type="string">
            <text:p text:style-name="P10">$4-67.</text:p>
          </table:table-cell>
          <table:table-cell table:style-name="t4.B5" office:value-type="string">
            <text:p text:style-name="P10">$4-77.</text:p>
          </table:table-cell>
          <table:table-cell table:style-name="t4.B5" office:value-type="string">
            <text:p text:style-name="P10">$4-87.</text:p>
          </table:table-cell>
          <table:table-cell table:style-name="t4.B5" office:value-type="string">
            <text:p text:style-name="P10">$4-07.</text:p>
          </table:table-cell>
          <table:table-cell table:style-name="t4.B5" office:value-type="string">
            <text:p text:style-name="P10">$4-17.</text:p>
          </table:table-cell>
          <table:table-cell table:style-name="t4.B5" office:value-type="string">
            <text:p text:style-name="P10">$4-27.</text:p>
          </table:table-cell>
          <table:covered-table-cell/>
        </table:table-row>
        <table:table-row table:style-name="t4.5">
          <table:table-cell table:style-name="t4.A13" office:value-type="string">
            <text:p text:style-name="P9">7 Зв/ч</text:p>
          </table:table-cell>
          <table:table-cell table:style-name="t4.B13" office:value-type="string">
            <text:p text:style-name="P10">$4-38.</text:p>
          </table:table-cell>
          <table:table-cell table:style-name="t4.B13" office:value-type="string">
            <text:p text:style-name="P10">$4-48.</text:p>
          </table:table-cell>
          <table:table-cell table:style-name="t4.B13" office:value-type="string">
            <text:p text:style-name="P10">$4-58.</text:p>
          </table:table-cell>
          <table:table-cell table:style-name="t4.B13" office:value-type="string">
            <text:p text:style-name="P10">$4-68.</text:p>
          </table:table-cell>
          <table:table-cell table:style-name="t4.B13" office:value-type="string">
            <text:p text:style-name="P10">$4-78.</text:p>
          </table:table-cell>
          <table:table-cell table:style-name="t4.B13" office:value-type="string">
            <text:p text:style-name="P10">$4-88.</text:p>
          </table:table-cell>
          <table:table-cell table:style-name="t4.B13" office:value-type="string">
            <text:p text:style-name="P10">$4-08.</text:p>
          </table:table-cell>
          <table:table-cell table:style-name="t4.B13" office:value-type="string">
            <text:p text:style-name="P10">$4-18.</text:p>
          </table:table-cell>
          <table:table-cell table:style-name="t4.B13" office:value-type="string">
            <text:p text:style-name="P10">$4-28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1">Блок детектирования <text:span text:style-name="T8">гамма-излучения БДКГ- 2</text:span>04<text:span text:style-name="T8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5.B2" table:number-rows-spanned="3" office:value-type="string">
            <text:p text:style-name="P22">Номер источ-ника</text:p>
          </table:table-cell>
          <table:table-cell table:style-name="t5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5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5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5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9">Фон, нЗв/ч</text:p>
          </table:table-cell>
          <table:table-cell table:style-name="t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0"><text:span text:style-name="T15">H</text:span><text:span text:style-name="T10">1</text:span></text:p>
          </table:table-cell>
          <table:table-cell table:style-name="t5.D3" office:value-type="string">
            <text:p text:style-name="P29"><text:span text:style-name="T7">H</text:span><text:span text:style-name="T10">2</text:span></text:p>
          </table:table-cell>
          <table:table-cell table:style-name="t5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9">0,07 мкЗв/ч</text:p>
          </table:table-cell>
          <table:table-cell table:style-name="t5.B5" office:value-type="string">
            <text:p text:style-name="P10">$5-30.</text:p>
          </table:table-cell>
          <table:table-cell table:style-name="t5.B5" office:value-type="string">
            <text:p text:style-name="P10">$5-40.</text:p>
          </table:table-cell>
          <table:table-cell table:style-name="t5.B5" office:value-type="string">
            <text:p text:style-name="P10">$5-50.</text:p>
          </table:table-cell>
          <table:table-cell table:style-name="t5.B5" office:value-type="string">
            <text:p text:style-name="P10">$5-60.</text:p>
          </table:table-cell>
          <table:table-cell table:style-name="t5.B5" office:value-type="string">
            <text:p text:style-name="P10">$5-70.</text:p>
          </table:table-cell>
          <table:table-cell table:style-name="t5.B5" office:value-type="string">
            <text:p text:style-name="P10">$5-80.</text:p>
          </table:table-cell>
          <table:table-cell table:style-name="t5.B5" office:value-type="string">
            <text:p text:style-name="P10">$5-00.</text:p>
          </table:table-cell>
          <table:table-cell table:style-name="t5.B5" office:value-type="string">
            <text:p text:style-name="P10">$5-10.</text:p>
          </table:table-cell>
          <table:table-cell table:style-name="t5.B5" office:value-type="string">
            <text:p text:style-name="P10">$5-20.</text:p>
          </table:table-cell>
          <table:table-cell table:style-name="t5.K5" table:number-rows-spanned="9" office:value-type="string">
            <text:p text:style-name="P11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1.</text:p>
          </table:table-cell>
          <table:table-cell table:style-name="t5.B5" office:value-type="string">
            <text:p text:style-name="P10">$5-41.</text:p>
          </table:table-cell>
          <table:table-cell table:style-name="t5.B5" office:value-type="string">
            <text:p text:style-name="P10">$5-51.</text:p>
          </table:table-cell>
          <table:table-cell table:style-name="t5.B5" office:value-type="string">
            <text:p text:style-name="P10">$5-61.</text:p>
          </table:table-cell>
          <table:table-cell table:style-name="t5.B5" office:value-type="string">
            <text:p text:style-name="P10">$5-71.</text:p>
          </table:table-cell>
          <table:table-cell table:style-name="t5.B5" office:value-type="string">
            <text:p text:style-name="P10">$5-81.</text:p>
          </table:table-cell>
          <table:table-cell table:style-name="t5.B5" office:value-type="string">
            <text:p text:style-name="P10">$5-01.</text:p>
          </table:table-cell>
          <table:table-cell table:style-name="t5.B5" office:value-type="string">
            <text:p text:style-name="P10">$5-11.</text:p>
          </table:table-cell>
          <table:table-cell table:style-name="t5.B5" office:value-type="string">
            <text:p text:style-name="P10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2.</text:p>
          </table:table-cell>
          <table:table-cell table:style-name="t5.B5" office:value-type="string">
            <text:p text:style-name="P10">$5-42.</text:p>
          </table:table-cell>
          <table:table-cell table:style-name="t5.B5" office:value-type="string">
            <text:p text:style-name="P10">$5-52.</text:p>
          </table:table-cell>
          <table:table-cell table:style-name="t5.B5" office:value-type="string">
            <text:p text:style-name="P10">$5-62.</text:p>
          </table:table-cell>
          <table:table-cell table:style-name="t5.B5" office:value-type="string">
            <text:p text:style-name="P10">$5-72.</text:p>
          </table:table-cell>
          <table:table-cell table:style-name="t5.B5" office:value-type="string">
            <text:p text:style-name="P10">$5-82.</text:p>
          </table:table-cell>
          <table:table-cell table:style-name="t5.B5" office:value-type="string">
            <text:p text:style-name="P10">$5-02.</text:p>
          </table:table-cell>
          <table:table-cell table:style-name="t5.B5" office:value-type="string">
            <text:p text:style-name="P10">$5-12.</text:p>
          </table:table-cell>
          <table:table-cell table:style-name="t5.B5" office:value-type="string">
            <text:p text:style-name="P10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3.</text:p>
          </table:table-cell>
          <table:table-cell table:style-name="t5.B5" office:value-type="string">
            <text:p text:style-name="P10">$5-43.</text:p>
          </table:table-cell>
          <table:table-cell table:style-name="t5.B5" office:value-type="string">
            <text:p text:style-name="P10">$5-53.</text:p>
          </table:table-cell>
          <table:table-cell table:style-name="t5.B5" office:value-type="string">
            <text:p text:style-name="P10">$5-63.</text:p>
          </table:table-cell>
          <table:table-cell table:style-name="t5.B5" office:value-type="string">
            <text:p text:style-name="P10">$5-73.</text:p>
          </table:table-cell>
          <table:table-cell table:style-name="t5.B5" office:value-type="string">
            <text:p text:style-name="P10">$5-83.</text:p>
          </table:table-cell>
          <table:table-cell table:style-name="t5.B5" office:value-type="string">
            <text:p text:style-name="P10">$5-03.</text:p>
          </table:table-cell>
          <table:table-cell table:style-name="t5.B5" office:value-type="string">
            <text:p text:style-name="P10">$5-13.</text:p>
          </table:table-cell>
          <table:table-cell table:style-name="t5.B5" office:value-type="string">
            <text:p text:style-name="P10">$5-23.</text:p>
          </table:table-cell>
          <table:covered-table-cell/>
        </table:table-row>
        <table:table-row table:style-name="t5.5">
          <table:table-cell table:style-name="t5.A5" office:value-type="string">
            <text:p text:style-name="P9">0.7 мЗв/ч</text:p>
          </table:table-cell>
          <table:table-cell table:style-name="t5.B5" office:value-type="string">
            <text:p text:style-name="P10">$5-34.</text:p>
          </table:table-cell>
          <table:table-cell table:style-name="t5.B5" office:value-type="string">
            <text:p text:style-name="P10">$5-44.</text:p>
          </table:table-cell>
          <table:table-cell table:style-name="t5.B5" office:value-type="string">
            <text:p text:style-name="P10">$5-54.</text:p>
          </table:table-cell>
          <table:table-cell table:style-name="t5.B5" office:value-type="string">
            <text:p text:style-name="P10">$5-64.</text:p>
          </table:table-cell>
          <table:table-cell table:style-name="t5.B5" office:value-type="string">
            <text:p text:style-name="P10">$5-74.</text:p>
          </table:table-cell>
          <table:table-cell table:style-name="t5.B5" office:value-type="string">
            <text:p text:style-name="P10">$5-84.</text:p>
          </table:table-cell>
          <table:table-cell table:style-name="t5.B5" office:value-type="string">
            <text:p text:style-name="P10">$5-04.</text:p>
          </table:table-cell>
          <table:table-cell table:style-name="t5.B5" office:value-type="string">
            <text:p text:style-name="P10">$5-14.</text:p>
          </table:table-cell>
          <table:table-cell table:style-name="t5.B5" office:value-type="string">
            <text:p text:style-name="P10">$5-24.</text:p>
          </table:table-cell>
          <table:covered-table-cell/>
        </table:table-row>
        <table:table-row table:style-name="t5.5">
          <table:table-cell table:style-name="t5.A5" office:value-type="string">
            <text:p text:style-name="P9">7,0 мЗв/ч</text:p>
          </table:table-cell>
          <table:table-cell table:style-name="t5.B5" office:value-type="string">
            <text:p text:style-name="P10">$5-35.</text:p>
          </table:table-cell>
          <table:table-cell table:style-name="t5.B5" office:value-type="string">
            <text:p text:style-name="P10">$5-45.</text:p>
          </table:table-cell>
          <table:table-cell table:style-name="t5.B5" office:value-type="string">
            <text:p text:style-name="P10">$5-55.</text:p>
          </table:table-cell>
          <table:table-cell table:style-name="t5.B5" office:value-type="string">
            <text:p text:style-name="P10">$5-65.</text:p>
          </table:table-cell>
          <table:table-cell table:style-name="t5.B5" office:value-type="string">
            <text:p text:style-name="P10">$5-75.</text:p>
          </table:table-cell>
          <table:table-cell table:style-name="t5.B5" office:value-type="string">
            <text:p text:style-name="P10">$5-85.</text:p>
          </table:table-cell>
          <table:table-cell table:style-name="t5.B5" office:value-type="string">
            <text:p text:style-name="P10">$5-05.</text:p>
          </table:table-cell>
          <table:table-cell table:style-name="t5.B5" office:value-type="string">
            <text:p text:style-name="P10">$5-15.</text:p>
          </table:table-cell>
          <table:table-cell table:style-name="t5.B5" office:value-type="string">
            <text:p text:style-name="P10">$5-25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Зв/ч</text:p>
          </table:table-cell>
          <table:table-cell table:style-name="t5.B5" office:value-type="string">
            <text:p text:style-name="P10">$5-36.</text:p>
          </table:table-cell>
          <table:table-cell table:style-name="t5.B5" office:value-type="string">
            <text:p text:style-name="P10">$5-46.</text:p>
          </table:table-cell>
          <table:table-cell table:style-name="t5.B5" office:value-type="string">
            <text:p text:style-name="P10">$5-56.</text:p>
          </table:table-cell>
          <table:table-cell table:style-name="t5.B5" office:value-type="string">
            <text:p text:style-name="P10">$5-66.</text:p>
          </table:table-cell>
          <table:table-cell table:style-name="t5.B5" office:value-type="string">
            <text:p text:style-name="P10">$5-76.</text:p>
          </table:table-cell>
          <table:table-cell table:style-name="t5.B5" office:value-type="string">
            <text:p text:style-name="P10">$5-86.</text:p>
          </table:table-cell>
          <table:table-cell table:style-name="t5.B5" office:value-type="string">
            <text:p text:style-name="P10">$5-06.</text:p>
          </table:table-cell>
          <table:table-cell table:style-name="t5.B5" office:value-type="string">
            <text:p text:style-name="P10">$5-16.</text:p>
          </table:table-cell>
          <table:table-cell table:style-name="t5.B5" office:value-type="string">
            <text:p text:style-name="P10">$5-26.</text:p>
          </table:table-cell>
          <table:covered-table-cell/>
        </table:table-row>
        <table:table-row table:style-name="t5.5">
          <table:table-cell table:style-name="t5.A5" office:value-type="string">
            <text:p text:style-name="P9"><text:span text:style-name="T8">0,7</text:span> Зв/ч</text:p>
          </table:table-cell>
          <table:table-cell table:style-name="t5.B5" office:value-type="string">
            <text:p text:style-name="P10">$5-37.</text:p>
          </table:table-cell>
          <table:table-cell table:style-name="t5.B5" office:value-type="string">
            <text:p text:style-name="P10">$5-47.</text:p>
          </table:table-cell>
          <table:table-cell table:style-name="t5.B5" office:value-type="string">
            <text:p text:style-name="P10">$5-57.</text:p>
          </table:table-cell>
          <table:table-cell table:style-name="t5.B5" office:value-type="string">
            <text:p text:style-name="P10">$5-67.</text:p>
          </table:table-cell>
          <table:table-cell table:style-name="t5.B5" office:value-type="string">
            <text:p text:style-name="P10">$5-77.</text:p>
          </table:table-cell>
          <table:table-cell table:style-name="t5.B5" office:value-type="string">
            <text:p text:style-name="P10">$5-87.</text:p>
          </table:table-cell>
          <table:table-cell table:style-name="t5.B5" office:value-type="string">
            <text:p text:style-name="P10">$5-07.</text:p>
          </table:table-cell>
          <table:table-cell table:style-name="t5.B5" office:value-type="string">
            <text:p text:style-name="P10">$5-17.</text:p>
          </table:table-cell>
          <table:table-cell table:style-name="t5.B5" office:value-type="string">
            <text:p text:style-name="P10">$5-27.</text:p>
          </table:table-cell>
          <table:covered-table-cell/>
        </table:table-row>
        <table:table-row table:style-name="t5.5">
          <table:table-cell table:style-name="t5.A13" office:value-type="string">
            <text:p text:style-name="P9">7 Зв/ч</text:p>
          </table:table-cell>
          <table:table-cell table:style-name="t5.B13" office:value-type="string">
            <text:p text:style-name="P10">$5-38.</text:p>
          </table:table-cell>
          <table:table-cell table:style-name="t5.B13" office:value-type="string">
            <text:p text:style-name="P10">$5-48.</text:p>
          </table:table-cell>
          <table:table-cell table:style-name="t5.B13" office:value-type="string">
            <text:p text:style-name="P10">$5-58.</text:p>
          </table:table-cell>
          <table:table-cell table:style-name="t5.B13" office:value-type="string">
            <text:p text:style-name="P10">$5-68.</text:p>
          </table:table-cell>
          <table:table-cell table:style-name="t5.B13" office:value-type="string">
            <text:p text:style-name="P10">$5-78.</text:p>
          </table:table-cell>
          <table:table-cell table:style-name="t5.B13" office:value-type="string">
            <text:p text:style-name="P10">$5-88.</text:p>
          </table:table-cell>
          <table:table-cell table:style-name="t5.B13" office:value-type="string">
            <text:p text:style-name="P10">$5-08.</text:p>
          </table:table-cell>
          <table:table-cell table:style-name="t5.B13" office:value-type="string">
            <text:p text:style-name="P10">$5-18.</text:p>
          </table:table-cell>
          <table:table-cell table:style-name="t5.B13" office:value-type="string">
            <text:p text:style-name="P10">$5-28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1">Блок детектирования <text:span text:style-name="T8">гамма-излучения БДКГ- 2</text:span>04<text:span text:style-name="T8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6.B2" table:number-rows-spanned="3" office:value-type="string">
            <text:p text:style-name="P22">Номер источ-ника</text:p>
          </table:table-cell>
          <table:table-cell table:style-name="t6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6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6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6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9">Фон, нЗв/ч</text:p>
          </table:table-cell>
          <table:table-cell table:style-name="t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0"><text:span text:style-name="T15">H</text:span><text:span text:style-name="T10">1</text:span></text:p>
          </table:table-cell>
          <table:table-cell table:style-name="t6.D3" office:value-type="string">
            <text:p text:style-name="P29"><text:span text:style-name="T7">H</text:span><text:span text:style-name="T10">2</text:span></text:p>
          </table:table-cell>
          <table:table-cell table:style-name="t6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9">0,07 мкЗв/ч</text:p>
          </table:table-cell>
          <table:table-cell table:style-name="t6.B5" office:value-type="string">
            <text:p text:style-name="P10">$6-30.</text:p>
          </table:table-cell>
          <table:table-cell table:style-name="t6.B5" office:value-type="string">
            <text:p text:style-name="P10">$6-40.</text:p>
          </table:table-cell>
          <table:table-cell table:style-name="t6.B5" office:value-type="string">
            <text:p text:style-name="P10">$6-50.</text:p>
          </table:table-cell>
          <table:table-cell table:style-name="t6.B5" office:value-type="string">
            <text:p text:style-name="P10">$6-60.</text:p>
          </table:table-cell>
          <table:table-cell table:style-name="t6.B5" office:value-type="string">
            <text:p text:style-name="P10">$6-70.</text:p>
          </table:table-cell>
          <table:table-cell table:style-name="t6.B5" office:value-type="string">
            <text:p text:style-name="P10">$6-80.</text:p>
          </table:table-cell>
          <table:table-cell table:style-name="t6.B5" office:value-type="string">
            <text:p text:style-name="P10">$6-00.</text:p>
          </table:table-cell>
          <table:table-cell table:style-name="t6.B5" office:value-type="string">
            <text:p text:style-name="P10">$6-10.</text:p>
          </table:table-cell>
          <table:table-cell table:style-name="t6.B5" office:value-type="string">
            <text:p text:style-name="P10">$6-20.</text:p>
          </table:table-cell>
          <table:table-cell table:style-name="t6.K5" table:number-rows-spanned="9" office:value-type="string">
            <text:p text:style-name="P11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1.</text:p>
          </table:table-cell>
          <table:table-cell table:style-name="t6.B5" office:value-type="string">
            <text:p text:style-name="P10">$6-41.</text:p>
          </table:table-cell>
          <table:table-cell table:style-name="t6.B5" office:value-type="string">
            <text:p text:style-name="P10">$6-51.</text:p>
          </table:table-cell>
          <table:table-cell table:style-name="t6.B5" office:value-type="string">
            <text:p text:style-name="P10">$6-61.</text:p>
          </table:table-cell>
          <table:table-cell table:style-name="t6.B5" office:value-type="string">
            <text:p text:style-name="P10">$6-71.</text:p>
          </table:table-cell>
          <table:table-cell table:style-name="t6.B5" office:value-type="string">
            <text:p text:style-name="P10">$6-81.</text:p>
          </table:table-cell>
          <table:table-cell table:style-name="t6.B5" office:value-type="string">
            <text:p text:style-name="P10">$6-01.</text:p>
          </table:table-cell>
          <table:table-cell table:style-name="t6.B5" office:value-type="string">
            <text:p text:style-name="P10">$6-11.</text:p>
          </table:table-cell>
          <table:table-cell table:style-name="t6.B5" office:value-type="string">
            <text:p text:style-name="P10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2.</text:p>
          </table:table-cell>
          <table:table-cell table:style-name="t6.B5" office:value-type="string">
            <text:p text:style-name="P10">$6-42.</text:p>
          </table:table-cell>
          <table:table-cell table:style-name="t6.B5" office:value-type="string">
            <text:p text:style-name="P10">$6-52.</text:p>
          </table:table-cell>
          <table:table-cell table:style-name="t6.B5" office:value-type="string">
            <text:p text:style-name="P10">$6-62.</text:p>
          </table:table-cell>
          <table:table-cell table:style-name="t6.B5" office:value-type="string">
            <text:p text:style-name="P10">$6-72.</text:p>
          </table:table-cell>
          <table:table-cell table:style-name="t6.B5" office:value-type="string">
            <text:p text:style-name="P10">$6-82.</text:p>
          </table:table-cell>
          <table:table-cell table:style-name="t6.B5" office:value-type="string">
            <text:p text:style-name="P10">$6-02.</text:p>
          </table:table-cell>
          <table:table-cell table:style-name="t6.B5" office:value-type="string">
            <text:p text:style-name="P10">$6-12.</text:p>
          </table:table-cell>
          <table:table-cell table:style-name="t6.B5" office:value-type="string">
            <text:p text:style-name="P10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3.</text:p>
          </table:table-cell>
          <table:table-cell table:style-name="t6.B5" office:value-type="string">
            <text:p text:style-name="P10">$6-43.</text:p>
          </table:table-cell>
          <table:table-cell table:style-name="t6.B5" office:value-type="string">
            <text:p text:style-name="P10">$6-53.</text:p>
          </table:table-cell>
          <table:table-cell table:style-name="t6.B5" office:value-type="string">
            <text:p text:style-name="P10">$6-63.</text:p>
          </table:table-cell>
          <table:table-cell table:style-name="t6.B5" office:value-type="string">
            <text:p text:style-name="P10">$6-73.</text:p>
          </table:table-cell>
          <table:table-cell table:style-name="t6.B5" office:value-type="string">
            <text:p text:style-name="P10">$6-83.</text:p>
          </table:table-cell>
          <table:table-cell table:style-name="t6.B5" office:value-type="string">
            <text:p text:style-name="P10">$6-03.</text:p>
          </table:table-cell>
          <table:table-cell table:style-name="t6.B5" office:value-type="string">
            <text:p text:style-name="P10">$6-13.</text:p>
          </table:table-cell>
          <table:table-cell table:style-name="t6.B5" office:value-type="string">
            <text:p text:style-name="P10">$6-23.</text:p>
          </table:table-cell>
          <table:covered-table-cell/>
        </table:table-row>
        <table:table-row table:style-name="t6.5">
          <table:table-cell table:style-name="t6.A5" office:value-type="string">
            <text:p text:style-name="P9">0.7 мЗв/ч</text:p>
          </table:table-cell>
          <table:table-cell table:style-name="t6.B5" office:value-type="string">
            <text:p text:style-name="P10">$6-34.</text:p>
          </table:table-cell>
          <table:table-cell table:style-name="t6.B5" office:value-type="string">
            <text:p text:style-name="P10">$6-44.</text:p>
          </table:table-cell>
          <table:table-cell table:style-name="t6.B5" office:value-type="string">
            <text:p text:style-name="P10">$6-54.</text:p>
          </table:table-cell>
          <table:table-cell table:style-name="t6.B5" office:value-type="string">
            <text:p text:style-name="P10">$6-64.</text:p>
          </table:table-cell>
          <table:table-cell table:style-name="t6.B5" office:value-type="string">
            <text:p text:style-name="P10">$6-74.</text:p>
          </table:table-cell>
          <table:table-cell table:style-name="t6.B5" office:value-type="string">
            <text:p text:style-name="P10">$6-84.</text:p>
          </table:table-cell>
          <table:table-cell table:style-name="t6.B5" office:value-type="string">
            <text:p text:style-name="P10">$6-04.</text:p>
          </table:table-cell>
          <table:table-cell table:style-name="t6.B5" office:value-type="string">
            <text:p text:style-name="P10">$6-14.</text:p>
          </table:table-cell>
          <table:table-cell table:style-name="t6.B5" office:value-type="string">
            <text:p text:style-name="P10">$6-24.</text:p>
          </table:table-cell>
          <table:covered-table-cell/>
        </table:table-row>
        <table:table-row table:style-name="t6.5">
          <table:table-cell table:style-name="t6.A5" office:value-type="string">
            <text:p text:style-name="P9">7,0 мЗв/ч</text:p>
          </table:table-cell>
          <table:table-cell table:style-name="t6.B5" office:value-type="string">
            <text:p text:style-name="P10">$6-35.</text:p>
          </table:table-cell>
          <table:table-cell table:style-name="t6.B5" office:value-type="string">
            <text:p text:style-name="P10">$6-45.</text:p>
          </table:table-cell>
          <table:table-cell table:style-name="t6.B5" office:value-type="string">
            <text:p text:style-name="P10">$6-55.</text:p>
          </table:table-cell>
          <table:table-cell table:style-name="t6.B5" office:value-type="string">
            <text:p text:style-name="P10">$6-65.</text:p>
          </table:table-cell>
          <table:table-cell table:style-name="t6.B5" office:value-type="string">
            <text:p text:style-name="P10">$6-75.</text:p>
          </table:table-cell>
          <table:table-cell table:style-name="t6.B5" office:value-type="string">
            <text:p text:style-name="P10">$6-85.</text:p>
          </table:table-cell>
          <table:table-cell table:style-name="t6.B5" office:value-type="string">
            <text:p text:style-name="P10">$6-05.</text:p>
          </table:table-cell>
          <table:table-cell table:style-name="t6.B5" office:value-type="string">
            <text:p text:style-name="P10">$6-15.</text:p>
          </table:table-cell>
          <table:table-cell table:style-name="t6.B5" office:value-type="string">
            <text:p text:style-name="P10">$6-25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Зв/ч</text:p>
          </table:table-cell>
          <table:table-cell table:style-name="t6.B5" office:value-type="string">
            <text:p text:style-name="P10">$6-36.</text:p>
          </table:table-cell>
          <table:table-cell table:style-name="t6.B5" office:value-type="string">
            <text:p text:style-name="P10">$6-46.</text:p>
          </table:table-cell>
          <table:table-cell table:style-name="t6.B5" office:value-type="string">
            <text:p text:style-name="P10">$6-56.</text:p>
          </table:table-cell>
          <table:table-cell table:style-name="t6.B5" office:value-type="string">
            <text:p text:style-name="P10">$6-66.</text:p>
          </table:table-cell>
          <table:table-cell table:style-name="t6.B5" office:value-type="string">
            <text:p text:style-name="P10">$6-76.</text:p>
          </table:table-cell>
          <table:table-cell table:style-name="t6.B5" office:value-type="string">
            <text:p text:style-name="P10">$6-86.</text:p>
          </table:table-cell>
          <table:table-cell table:style-name="t6.B5" office:value-type="string">
            <text:p text:style-name="P10">$6-06.</text:p>
          </table:table-cell>
          <table:table-cell table:style-name="t6.B5" office:value-type="string">
            <text:p text:style-name="P10">$6-16.</text:p>
          </table:table-cell>
          <table:table-cell table:style-name="t6.B5" office:value-type="string">
            <text:p text:style-name="P10">$6-26.</text:p>
          </table:table-cell>
          <table:covered-table-cell/>
        </table:table-row>
        <table:table-row table:style-name="t6.5">
          <table:table-cell table:style-name="t6.A5" office:value-type="string">
            <text:p text:style-name="P9"><text:span text:style-name="T8">0,7</text:span> Зв/ч</text:p>
          </table:table-cell>
          <table:table-cell table:style-name="t6.B5" office:value-type="string">
            <text:p text:style-name="P10">$6-37.</text:p>
          </table:table-cell>
          <table:table-cell table:style-name="t6.B5" office:value-type="string">
            <text:p text:style-name="P10">$6-47.</text:p>
          </table:table-cell>
          <table:table-cell table:style-name="t6.B5" office:value-type="string">
            <text:p text:style-name="P10">$6-57.</text:p>
          </table:table-cell>
          <table:table-cell table:style-name="t6.B5" office:value-type="string">
            <text:p text:style-name="P10">$6-67.</text:p>
          </table:table-cell>
          <table:table-cell table:style-name="t6.B5" office:value-type="string">
            <text:p text:style-name="P10">$6-77.</text:p>
          </table:table-cell>
          <table:table-cell table:style-name="t6.B5" office:value-type="string">
            <text:p text:style-name="P10">$6-87.</text:p>
          </table:table-cell>
          <table:table-cell table:style-name="t6.B5" office:value-type="string">
            <text:p text:style-name="P10">$6-07.</text:p>
          </table:table-cell>
          <table:table-cell table:style-name="t6.B5" office:value-type="string">
            <text:p text:style-name="P10">$6-17.</text:p>
          </table:table-cell>
          <table:table-cell table:style-name="t6.B5" office:value-type="string">
            <text:p text:style-name="P10">$6-27.</text:p>
          </table:table-cell>
          <table:covered-table-cell/>
        </table:table-row>
        <table:table-row table:style-name="t6.5">
          <table:table-cell table:style-name="t6.A13" office:value-type="string">
            <text:p text:style-name="P9">7 Зв/ч</text:p>
          </table:table-cell>
          <table:table-cell table:style-name="t6.B13" office:value-type="string">
            <text:p text:style-name="P10">$6-38.</text:p>
          </table:table-cell>
          <table:table-cell table:style-name="t6.B13" office:value-type="string">
            <text:p text:style-name="P10">$6-48.</text:p>
          </table:table-cell>
          <table:table-cell table:style-name="t6.B13" office:value-type="string">
            <text:p text:style-name="P10">$6-58.</text:p>
          </table:table-cell>
          <table:table-cell table:style-name="t6.B13" office:value-type="string">
            <text:p text:style-name="P10">$6-68.</text:p>
          </table:table-cell>
          <table:table-cell table:style-name="t6.B13" office:value-type="string">
            <text:p text:style-name="P10">$6-78.</text:p>
          </table:table-cell>
          <table:table-cell table:style-name="t6.B13" office:value-type="string">
            <text:p text:style-name="P10">$6-88.</text:p>
          </table:table-cell>
          <table:table-cell table:style-name="t6.B13" office:value-type="string">
            <text:p text:style-name="P10">$6-08.</text:p>
          </table:table-cell>
          <table:table-cell table:style-name="t6.B13" office:value-type="string">
            <text:p text:style-name="P10">$6-18.</text:p>
          </table:table-cell>
          <table:table-cell table:style-name="t6.B13" office:value-type="string">
            <text:p text:style-name="P10">$6-28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1">Блок детектирования <text:span text:style-name="T8">гамма-излучения БДКГ- 2</text:span>04<text:span text:style-name="T8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7.B2" table:number-rows-spanned="3" office:value-type="string">
            <text:p text:style-name="P22">Номер источ-ника</text:p>
          </table:table-cell>
          <table:table-cell table:style-name="t7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7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7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7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9">Фон, нЗв/ч</text:p>
          </table:table-cell>
          <table:table-cell table:style-name="t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0"><text:span text:style-name="T15">H</text:span><text:span text:style-name="T10">1</text:span></text:p>
          </table:table-cell>
          <table:table-cell table:style-name="t7.D3" office:value-type="string">
            <text:p text:style-name="P29"><text:span text:style-name="T7">H</text:span><text:span text:style-name="T10">2</text:span></text:p>
          </table:table-cell>
          <table:table-cell table:style-name="t7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9">0,07 мкЗв/ч</text:p>
          </table:table-cell>
          <table:table-cell table:style-name="t7.B5" office:value-type="string">
            <text:p text:style-name="P10">$7-30.</text:p>
          </table:table-cell>
          <table:table-cell table:style-name="t7.B5" office:value-type="string">
            <text:p text:style-name="P10">$7-40.</text:p>
          </table:table-cell>
          <table:table-cell table:style-name="t7.B5" office:value-type="string">
            <text:p text:style-name="P10">$7-50.</text:p>
          </table:table-cell>
          <table:table-cell table:style-name="t7.B5" office:value-type="string">
            <text:p text:style-name="P10">$7-60.</text:p>
          </table:table-cell>
          <table:table-cell table:style-name="t7.B5" office:value-type="string">
            <text:p text:style-name="P10">$7-70.</text:p>
          </table:table-cell>
          <table:table-cell table:style-name="t7.B5" office:value-type="string">
            <text:p text:style-name="P10">$7-80.</text:p>
          </table:table-cell>
          <table:table-cell table:style-name="t7.B5" office:value-type="string">
            <text:p text:style-name="P10">$7-00.</text:p>
          </table:table-cell>
          <table:table-cell table:style-name="t7.B5" office:value-type="string">
            <text:p text:style-name="P10">$7-10.</text:p>
          </table:table-cell>
          <table:table-cell table:style-name="t7.B5" office:value-type="string">
            <text:p text:style-name="P10">$7-20.</text:p>
          </table:table-cell>
          <table:table-cell table:style-name="t7.K5" table:number-rows-spanned="9" office:value-type="string">
            <text:p text:style-name="P11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1.</text:p>
          </table:table-cell>
          <table:table-cell table:style-name="t7.B5" office:value-type="string">
            <text:p text:style-name="P10">$7-41.</text:p>
          </table:table-cell>
          <table:table-cell table:style-name="t7.B5" office:value-type="string">
            <text:p text:style-name="P10">$7-51.</text:p>
          </table:table-cell>
          <table:table-cell table:style-name="t7.B5" office:value-type="string">
            <text:p text:style-name="P10">$7-61.</text:p>
          </table:table-cell>
          <table:table-cell table:style-name="t7.B5" office:value-type="string">
            <text:p text:style-name="P10">$7-71.</text:p>
          </table:table-cell>
          <table:table-cell table:style-name="t7.B5" office:value-type="string">
            <text:p text:style-name="P10">$7-81.</text:p>
          </table:table-cell>
          <table:table-cell table:style-name="t7.B5" office:value-type="string">
            <text:p text:style-name="P10">$7-01.</text:p>
          </table:table-cell>
          <table:table-cell table:style-name="t7.B5" office:value-type="string">
            <text:p text:style-name="P10">$7-11.</text:p>
          </table:table-cell>
          <table:table-cell table:style-name="t7.B5" office:value-type="string">
            <text:p text:style-name="P10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2.</text:p>
          </table:table-cell>
          <table:table-cell table:style-name="t7.B5" office:value-type="string">
            <text:p text:style-name="P10">$7-42.</text:p>
          </table:table-cell>
          <table:table-cell table:style-name="t7.B5" office:value-type="string">
            <text:p text:style-name="P10">$7-52.</text:p>
          </table:table-cell>
          <table:table-cell table:style-name="t7.B5" office:value-type="string">
            <text:p text:style-name="P10">$7-62.</text:p>
          </table:table-cell>
          <table:table-cell table:style-name="t7.B5" office:value-type="string">
            <text:p text:style-name="P10">$7-72.</text:p>
          </table:table-cell>
          <table:table-cell table:style-name="t7.B5" office:value-type="string">
            <text:p text:style-name="P10">$7-82.</text:p>
          </table:table-cell>
          <table:table-cell table:style-name="t7.B5" office:value-type="string">
            <text:p text:style-name="P10">$7-02.</text:p>
          </table:table-cell>
          <table:table-cell table:style-name="t7.B5" office:value-type="string">
            <text:p text:style-name="P10">$7-12.</text:p>
          </table:table-cell>
          <table:table-cell table:style-name="t7.B5" office:value-type="string">
            <text:p text:style-name="P10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3.</text:p>
          </table:table-cell>
          <table:table-cell table:style-name="t7.B5" office:value-type="string">
            <text:p text:style-name="P10">$7-43.</text:p>
          </table:table-cell>
          <table:table-cell table:style-name="t7.B5" office:value-type="string">
            <text:p text:style-name="P10">$7-53.</text:p>
          </table:table-cell>
          <table:table-cell table:style-name="t7.B5" office:value-type="string">
            <text:p text:style-name="P10">$7-63.</text:p>
          </table:table-cell>
          <table:table-cell table:style-name="t7.B5" office:value-type="string">
            <text:p text:style-name="P10">$7-73.</text:p>
          </table:table-cell>
          <table:table-cell table:style-name="t7.B5" office:value-type="string">
            <text:p text:style-name="P10">$7-83.</text:p>
          </table:table-cell>
          <table:table-cell table:style-name="t7.B5" office:value-type="string">
            <text:p text:style-name="P10">$7-03.</text:p>
          </table:table-cell>
          <table:table-cell table:style-name="t7.B5" office:value-type="string">
            <text:p text:style-name="P10">$7-13.</text:p>
          </table:table-cell>
          <table:table-cell table:style-name="t7.B5" office:value-type="string">
            <text:p text:style-name="P10">$7-23.</text:p>
          </table:table-cell>
          <table:covered-table-cell/>
        </table:table-row>
        <table:table-row table:style-name="t7.5">
          <table:table-cell table:style-name="t7.A5" office:value-type="string">
            <text:p text:style-name="P9">0.7 мЗв/ч</text:p>
          </table:table-cell>
          <table:table-cell table:style-name="t7.B5" office:value-type="string">
            <text:p text:style-name="P10">$7-34.</text:p>
          </table:table-cell>
          <table:table-cell table:style-name="t7.B5" office:value-type="string">
            <text:p text:style-name="P10">$7-44.</text:p>
          </table:table-cell>
          <table:table-cell table:style-name="t7.B5" office:value-type="string">
            <text:p text:style-name="P10">$7-54.</text:p>
          </table:table-cell>
          <table:table-cell table:style-name="t7.B5" office:value-type="string">
            <text:p text:style-name="P10">$7-64.</text:p>
          </table:table-cell>
          <table:table-cell table:style-name="t7.B5" office:value-type="string">
            <text:p text:style-name="P10">$7-74.</text:p>
          </table:table-cell>
          <table:table-cell table:style-name="t7.B5" office:value-type="string">
            <text:p text:style-name="P10">$7-84.</text:p>
          </table:table-cell>
          <table:table-cell table:style-name="t7.B5" office:value-type="string">
            <text:p text:style-name="P10">$7-04.</text:p>
          </table:table-cell>
          <table:table-cell table:style-name="t7.B5" office:value-type="string">
            <text:p text:style-name="P10">$7-14.</text:p>
          </table:table-cell>
          <table:table-cell table:style-name="t7.B5" office:value-type="string">
            <text:p text:style-name="P10">$7-24.</text:p>
          </table:table-cell>
          <table:covered-table-cell/>
        </table:table-row>
        <table:table-row table:style-name="t7.5">
          <table:table-cell table:style-name="t7.A5" office:value-type="string">
            <text:p text:style-name="P9">7,0 мЗв/ч</text:p>
          </table:table-cell>
          <table:table-cell table:style-name="t7.B5" office:value-type="string">
            <text:p text:style-name="P10">$7-35.</text:p>
          </table:table-cell>
          <table:table-cell table:style-name="t7.B5" office:value-type="string">
            <text:p text:style-name="P10">$7-45.</text:p>
          </table:table-cell>
          <table:table-cell table:style-name="t7.B5" office:value-type="string">
            <text:p text:style-name="P10">$7-55.</text:p>
          </table:table-cell>
          <table:table-cell table:style-name="t7.B5" office:value-type="string">
            <text:p text:style-name="P10">$7-65.</text:p>
          </table:table-cell>
          <table:table-cell table:style-name="t7.B5" office:value-type="string">
            <text:p text:style-name="P10">$7-75.</text:p>
          </table:table-cell>
          <table:table-cell table:style-name="t7.B5" office:value-type="string">
            <text:p text:style-name="P10">$7-85.</text:p>
          </table:table-cell>
          <table:table-cell table:style-name="t7.B5" office:value-type="string">
            <text:p text:style-name="P10">$7-05.</text:p>
          </table:table-cell>
          <table:table-cell table:style-name="t7.B5" office:value-type="string">
            <text:p text:style-name="P10">$7-15.</text:p>
          </table:table-cell>
          <table:table-cell table:style-name="t7.B5" office:value-type="string">
            <text:p text:style-name="P10">$7-25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Зв/ч</text:p>
          </table:table-cell>
          <table:table-cell table:style-name="t7.B5" office:value-type="string">
            <text:p text:style-name="P10">$7-36.</text:p>
          </table:table-cell>
          <table:table-cell table:style-name="t7.B5" office:value-type="string">
            <text:p text:style-name="P10">$7-46.</text:p>
          </table:table-cell>
          <table:table-cell table:style-name="t7.B5" office:value-type="string">
            <text:p text:style-name="P10">$7-56.</text:p>
          </table:table-cell>
          <table:table-cell table:style-name="t7.B5" office:value-type="string">
            <text:p text:style-name="P10">$7-66.</text:p>
          </table:table-cell>
          <table:table-cell table:style-name="t7.B5" office:value-type="string">
            <text:p text:style-name="P10">$7-76.</text:p>
          </table:table-cell>
          <table:table-cell table:style-name="t7.B5" office:value-type="string">
            <text:p text:style-name="P10">$7-86.</text:p>
          </table:table-cell>
          <table:table-cell table:style-name="t7.B5" office:value-type="string">
            <text:p text:style-name="P10">$7-06.</text:p>
          </table:table-cell>
          <table:table-cell table:style-name="t7.B5" office:value-type="string">
            <text:p text:style-name="P10">$7-16.</text:p>
          </table:table-cell>
          <table:table-cell table:style-name="t7.B5" office:value-type="string">
            <text:p text:style-name="P10">$7-26.</text:p>
          </table:table-cell>
          <table:covered-table-cell/>
        </table:table-row>
        <table:table-row table:style-name="t7.5">
          <table:table-cell table:style-name="t7.A5" office:value-type="string">
            <text:p text:style-name="P9"><text:span text:style-name="T8">0,7</text:span> Зв/ч</text:p>
          </table:table-cell>
          <table:table-cell table:style-name="t7.B5" office:value-type="string">
            <text:p text:style-name="P10">$7-37.</text:p>
          </table:table-cell>
          <table:table-cell table:style-name="t7.B5" office:value-type="string">
            <text:p text:style-name="P10">$7-47.</text:p>
          </table:table-cell>
          <table:table-cell table:style-name="t7.B5" office:value-type="string">
            <text:p text:style-name="P10">$7-57.</text:p>
          </table:table-cell>
          <table:table-cell table:style-name="t7.B5" office:value-type="string">
            <text:p text:style-name="P10">$7-67.</text:p>
          </table:table-cell>
          <table:table-cell table:style-name="t7.B5" office:value-type="string">
            <text:p text:style-name="P10">$7-77.</text:p>
          </table:table-cell>
          <table:table-cell table:style-name="t7.B5" office:value-type="string">
            <text:p text:style-name="P10">$7-87.</text:p>
          </table:table-cell>
          <table:table-cell table:style-name="t7.B5" office:value-type="string">
            <text:p text:style-name="P10">$7-07.</text:p>
          </table:table-cell>
          <table:table-cell table:style-name="t7.B5" office:value-type="string">
            <text:p text:style-name="P10">$7-17.</text:p>
          </table:table-cell>
          <table:table-cell table:style-name="t7.B5" office:value-type="string">
            <text:p text:style-name="P10">$7-27.</text:p>
          </table:table-cell>
          <table:covered-table-cell/>
        </table:table-row>
        <table:table-row table:style-name="t7.5">
          <table:table-cell table:style-name="t7.A13" office:value-type="string">
            <text:p text:style-name="P9">7 Зв/ч</text:p>
          </table:table-cell>
          <table:table-cell table:style-name="t7.B13" office:value-type="string">
            <text:p text:style-name="P10">$7-38.</text:p>
          </table:table-cell>
          <table:table-cell table:style-name="t7.B13" office:value-type="string">
            <text:p text:style-name="P10">$7-48.</text:p>
          </table:table-cell>
          <table:table-cell table:style-name="t7.B13" office:value-type="string">
            <text:p text:style-name="P10">$7-58.</text:p>
          </table:table-cell>
          <table:table-cell table:style-name="t7.B13" office:value-type="string">
            <text:p text:style-name="P10">$7-68.</text:p>
          </table:table-cell>
          <table:table-cell table:style-name="t7.B13" office:value-type="string">
            <text:p text:style-name="P10">$7-78.</text:p>
          </table:table-cell>
          <table:table-cell table:style-name="t7.B13" office:value-type="string">
            <text:p text:style-name="P10">$7-88.</text:p>
          </table:table-cell>
          <table:table-cell table:style-name="t7.B13" office:value-type="string">
            <text:p text:style-name="P10">$7-08.</text:p>
          </table:table-cell>
          <table:table-cell table:style-name="t7.B13" office:value-type="string">
            <text:p text:style-name="P10">$7-18.</text:p>
          </table:table-cell>
          <table:table-cell table:style-name="t7.B13" office:value-type="string">
            <text:p text:style-name="P10">$7-28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Блок детектирования <text:span text:style-name="T8">гамма-излучения БДКГ- 2</text:span>04<text:span text:style-name="T8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8.B2" table:number-rows-spanned="3" office:value-type="string">
            <text:p text:style-name="P22">Номер источ-ника</text:p>
          </table:table-cell>
          <table:table-cell table:style-name="t8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8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8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8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9">Фон, нЗв/ч</text:p>
          </table:table-cell>
          <table:table-cell table:style-name="t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0"><text:span text:style-name="T15">H</text:span><text:span text:style-name="T10">1</text:span></text:p>
          </table:table-cell>
          <table:table-cell table:style-name="t8.D3" office:value-type="string">
            <text:p text:style-name="P29"><text:span text:style-name="T7">H</text:span><text:span text:style-name="T10">2</text:span></text:p>
          </table:table-cell>
          <table:table-cell table:style-name="t8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9">0,07 мкЗв/ч</text:p>
          </table:table-cell>
          <table:table-cell table:style-name="t8.B5" office:value-type="string">
            <text:p text:style-name="P10">$8-30.</text:p>
          </table:table-cell>
          <table:table-cell table:style-name="t8.B5" office:value-type="string">
            <text:p text:style-name="P10">$8-40.</text:p>
          </table:table-cell>
          <table:table-cell table:style-name="t8.B5" office:value-type="string">
            <text:p text:style-name="P10">$8-50.</text:p>
          </table:table-cell>
          <table:table-cell table:style-name="t8.B5" office:value-type="string">
            <text:p text:style-name="P10">$8-60.</text:p>
          </table:table-cell>
          <table:table-cell table:style-name="t8.B5" office:value-type="string">
            <text:p text:style-name="P10">$8-70.</text:p>
          </table:table-cell>
          <table:table-cell table:style-name="t8.B5" office:value-type="string">
            <text:p text:style-name="P10">$8-80.</text:p>
          </table:table-cell>
          <table:table-cell table:style-name="t8.B5" office:value-type="string">
            <text:p text:style-name="P10">$8-00.</text:p>
          </table:table-cell>
          <table:table-cell table:style-name="t8.B5" office:value-type="string">
            <text:p text:style-name="P10">$8-10.</text:p>
          </table:table-cell>
          <table:table-cell table:style-name="t8.B5" office:value-type="string">
            <text:p text:style-name="P10">$8-20.</text:p>
          </table:table-cell>
          <table:table-cell table:style-name="t8.K5" table:number-rows-spanned="9" office:value-type="string">
            <text:p text:style-name="P11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1.</text:p>
          </table:table-cell>
          <table:table-cell table:style-name="t8.B5" office:value-type="string">
            <text:p text:style-name="P10">$8-41.</text:p>
          </table:table-cell>
          <table:table-cell table:style-name="t8.B5" office:value-type="string">
            <text:p text:style-name="P10">$8-51.</text:p>
          </table:table-cell>
          <table:table-cell table:style-name="t8.B5" office:value-type="string">
            <text:p text:style-name="P10">$8-61.</text:p>
          </table:table-cell>
          <table:table-cell table:style-name="t8.B5" office:value-type="string">
            <text:p text:style-name="P10">$8-71.</text:p>
          </table:table-cell>
          <table:table-cell table:style-name="t8.B5" office:value-type="string">
            <text:p text:style-name="P10">$8-81.</text:p>
          </table:table-cell>
          <table:table-cell table:style-name="t8.B5" office:value-type="string">
            <text:p text:style-name="P10">$8-01.</text:p>
          </table:table-cell>
          <table:table-cell table:style-name="t8.B5" office:value-type="string">
            <text:p text:style-name="P10">$8-11.</text:p>
          </table:table-cell>
          <table:table-cell table:style-name="t8.B5" office:value-type="string">
            <text:p text:style-name="P10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2.</text:p>
          </table:table-cell>
          <table:table-cell table:style-name="t8.B5" office:value-type="string">
            <text:p text:style-name="P10">$8-42.</text:p>
          </table:table-cell>
          <table:table-cell table:style-name="t8.B5" office:value-type="string">
            <text:p text:style-name="P10">$8-52.</text:p>
          </table:table-cell>
          <table:table-cell table:style-name="t8.B5" office:value-type="string">
            <text:p text:style-name="P10">$8-62.</text:p>
          </table:table-cell>
          <table:table-cell table:style-name="t8.B5" office:value-type="string">
            <text:p text:style-name="P10">$8-72.</text:p>
          </table:table-cell>
          <table:table-cell table:style-name="t8.B5" office:value-type="string">
            <text:p text:style-name="P10">$8-82.</text:p>
          </table:table-cell>
          <table:table-cell table:style-name="t8.B5" office:value-type="string">
            <text:p text:style-name="P10">$8-02.</text:p>
          </table:table-cell>
          <table:table-cell table:style-name="t8.B5" office:value-type="string">
            <text:p text:style-name="P10">$8-12.</text:p>
          </table:table-cell>
          <table:table-cell table:style-name="t8.B5" office:value-type="string">
            <text:p text:style-name="P10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3.</text:p>
          </table:table-cell>
          <table:table-cell table:style-name="t8.B5" office:value-type="string">
            <text:p text:style-name="P10">$8-43.</text:p>
          </table:table-cell>
          <table:table-cell table:style-name="t8.B5" office:value-type="string">
            <text:p text:style-name="P10">$8-53.</text:p>
          </table:table-cell>
          <table:table-cell table:style-name="t8.B5" office:value-type="string">
            <text:p text:style-name="P10">$8-63.</text:p>
          </table:table-cell>
          <table:table-cell table:style-name="t8.B5" office:value-type="string">
            <text:p text:style-name="P10">$8-73.</text:p>
          </table:table-cell>
          <table:table-cell table:style-name="t8.B5" office:value-type="string">
            <text:p text:style-name="P10">$8-83.</text:p>
          </table:table-cell>
          <table:table-cell table:style-name="t8.B5" office:value-type="string">
            <text:p text:style-name="P10">$8-03.</text:p>
          </table:table-cell>
          <table:table-cell table:style-name="t8.B5" office:value-type="string">
            <text:p text:style-name="P10">$8-13.</text:p>
          </table:table-cell>
          <table:table-cell table:style-name="t8.B5" office:value-type="string">
            <text:p text:style-name="P10">$8-23.</text:p>
          </table:table-cell>
          <table:covered-table-cell/>
        </table:table-row>
        <table:table-row table:style-name="t8.5">
          <table:table-cell table:style-name="t8.A5" office:value-type="string">
            <text:p text:style-name="P9">0.7 мЗв/ч</text:p>
          </table:table-cell>
          <table:table-cell table:style-name="t8.B5" office:value-type="string">
            <text:p text:style-name="P10">$8-34.</text:p>
          </table:table-cell>
          <table:table-cell table:style-name="t8.B5" office:value-type="string">
            <text:p text:style-name="P10">$8-44.</text:p>
          </table:table-cell>
          <table:table-cell table:style-name="t8.B5" office:value-type="string">
            <text:p text:style-name="P10">$8-54.</text:p>
          </table:table-cell>
          <table:table-cell table:style-name="t8.B5" office:value-type="string">
            <text:p text:style-name="P10">$8-64.</text:p>
          </table:table-cell>
          <table:table-cell table:style-name="t8.B5" office:value-type="string">
            <text:p text:style-name="P10">$8-74.</text:p>
          </table:table-cell>
          <table:table-cell table:style-name="t8.B5" office:value-type="string">
            <text:p text:style-name="P10">$8-84.</text:p>
          </table:table-cell>
          <table:table-cell table:style-name="t8.B5" office:value-type="string">
            <text:p text:style-name="P10">$8-04.</text:p>
          </table:table-cell>
          <table:table-cell table:style-name="t8.B5" office:value-type="string">
            <text:p text:style-name="P10">$8-14.</text:p>
          </table:table-cell>
          <table:table-cell table:style-name="t8.B5" office:value-type="string">
            <text:p text:style-name="P10">$8-24.</text:p>
          </table:table-cell>
          <table:covered-table-cell/>
        </table:table-row>
        <table:table-row table:style-name="t8.5">
          <table:table-cell table:style-name="t8.A5" office:value-type="string">
            <text:p text:style-name="P9">7,0 мЗв/ч</text:p>
          </table:table-cell>
          <table:table-cell table:style-name="t8.B5" office:value-type="string">
            <text:p text:style-name="P10">$8-35.</text:p>
          </table:table-cell>
          <table:table-cell table:style-name="t8.B5" office:value-type="string">
            <text:p text:style-name="P10">$8-45.</text:p>
          </table:table-cell>
          <table:table-cell table:style-name="t8.B5" office:value-type="string">
            <text:p text:style-name="P10">$8-55.</text:p>
          </table:table-cell>
          <table:table-cell table:style-name="t8.B5" office:value-type="string">
            <text:p text:style-name="P10">$8-65.</text:p>
          </table:table-cell>
          <table:table-cell table:style-name="t8.B5" office:value-type="string">
            <text:p text:style-name="P10">$8-75.</text:p>
          </table:table-cell>
          <table:table-cell table:style-name="t8.B5" office:value-type="string">
            <text:p text:style-name="P10">$8-85.</text:p>
          </table:table-cell>
          <table:table-cell table:style-name="t8.B5" office:value-type="string">
            <text:p text:style-name="P10">$8-05.</text:p>
          </table:table-cell>
          <table:table-cell table:style-name="t8.B5" office:value-type="string">
            <text:p text:style-name="P10">$8-15.</text:p>
          </table:table-cell>
          <table:table-cell table:style-name="t8.B5" office:value-type="string">
            <text:p text:style-name="P10">$8-25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Зв/ч</text:p>
          </table:table-cell>
          <table:table-cell table:style-name="t8.B5" office:value-type="string">
            <text:p text:style-name="P10">$8-36.</text:p>
          </table:table-cell>
          <table:table-cell table:style-name="t8.B5" office:value-type="string">
            <text:p text:style-name="P10">$8-46.</text:p>
          </table:table-cell>
          <table:table-cell table:style-name="t8.B5" office:value-type="string">
            <text:p text:style-name="P10">$8-56.</text:p>
          </table:table-cell>
          <table:table-cell table:style-name="t8.B5" office:value-type="string">
            <text:p text:style-name="P10">$8-66.</text:p>
          </table:table-cell>
          <table:table-cell table:style-name="t8.B5" office:value-type="string">
            <text:p text:style-name="P10">$8-76.</text:p>
          </table:table-cell>
          <table:table-cell table:style-name="t8.B5" office:value-type="string">
            <text:p text:style-name="P10">$8-86.</text:p>
          </table:table-cell>
          <table:table-cell table:style-name="t8.B5" office:value-type="string">
            <text:p text:style-name="P10">$8-06.</text:p>
          </table:table-cell>
          <table:table-cell table:style-name="t8.B5" office:value-type="string">
            <text:p text:style-name="P10">$8-16.</text:p>
          </table:table-cell>
          <table:table-cell table:style-name="t8.B5" office:value-type="string">
            <text:p text:style-name="P10">$8-26.</text:p>
          </table:table-cell>
          <table:covered-table-cell/>
        </table:table-row>
        <table:table-row table:style-name="t8.5">
          <table:table-cell table:style-name="t8.A5" office:value-type="string">
            <text:p text:style-name="P9"><text:span text:style-name="T8">0,7</text:span> Зв/ч</text:p>
          </table:table-cell>
          <table:table-cell table:style-name="t8.B5" office:value-type="string">
            <text:p text:style-name="P10">$8-37.</text:p>
          </table:table-cell>
          <table:table-cell table:style-name="t8.B5" office:value-type="string">
            <text:p text:style-name="P10">$8-47.</text:p>
          </table:table-cell>
          <table:table-cell table:style-name="t8.B5" office:value-type="string">
            <text:p text:style-name="P10">$8-57.</text:p>
          </table:table-cell>
          <table:table-cell table:style-name="t8.B5" office:value-type="string">
            <text:p text:style-name="P10">$8-67.</text:p>
          </table:table-cell>
          <table:table-cell table:style-name="t8.B5" office:value-type="string">
            <text:p text:style-name="P10">$8-77.</text:p>
          </table:table-cell>
          <table:table-cell table:style-name="t8.B5" office:value-type="string">
            <text:p text:style-name="P10">$8-87.</text:p>
          </table:table-cell>
          <table:table-cell table:style-name="t8.B5" office:value-type="string">
            <text:p text:style-name="P10">$8-07.</text:p>
          </table:table-cell>
          <table:table-cell table:style-name="t8.B5" office:value-type="string">
            <text:p text:style-name="P10">$8-17.</text:p>
          </table:table-cell>
          <table:table-cell table:style-name="t8.B5" office:value-type="string">
            <text:p text:style-name="P10">$8-27.</text:p>
          </table:table-cell>
          <table:covered-table-cell/>
        </table:table-row>
        <table:table-row table:style-name="t8.5">
          <table:table-cell table:style-name="t8.A13" office:value-type="string">
            <text:p text:style-name="P9">7 Зв/ч</text:p>
          </table:table-cell>
          <table:table-cell table:style-name="t8.B13" office:value-type="string">
            <text:p text:style-name="P10">$8-38.</text:p>
          </table:table-cell>
          <table:table-cell table:style-name="t8.B13" office:value-type="string">
            <text:p text:style-name="P10">$8-48.</text:p>
          </table:table-cell>
          <table:table-cell table:style-name="t8.B13" office:value-type="string">
            <text:p text:style-name="P10">$8-58.</text:p>
          </table:table-cell>
          <table:table-cell table:style-name="t8.B13" office:value-type="string">
            <text:p text:style-name="P10">$8-68.</text:p>
          </table:table-cell>
          <table:table-cell table:style-name="t8.B13" office:value-type="string">
            <text:p text:style-name="P10">$8-78.</text:p>
          </table:table-cell>
          <table:table-cell table:style-name="t8.B13" office:value-type="string">
            <text:p text:style-name="P10">$8-88.</text:p>
          </table:table-cell>
          <table:table-cell table:style-name="t8.B13" office:value-type="string">
            <text:p text:style-name="P10">$8-08.</text:p>
          </table:table-cell>
          <table:table-cell table:style-name="t8.B13" office:value-type="string">
            <text:p text:style-name="P10">$8-18.</text:p>
          </table:table-cell>
          <table:table-cell table:style-name="t8.B13" office:value-type="string">
            <text:p text:style-name="P10">$8-28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Блок детектирования <text:span text:style-name="T8">гамма-излучения БДКГ-2</text:span>04<text:span text:style-name="T8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9.B2" table:number-rows-spanned="3" office:value-type="string">
            <text:p text:style-name="P22">Номер источ-ника</text:p>
          </table:table-cell>
          <table:table-cell table:style-name="t9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9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9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9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9">Фон, нЗв/ч</text:p>
          </table:table-cell>
          <table:table-cell table:style-name="t9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0"><text:span text:style-name="T15">H</text:span><text:span text:style-name="T10">1</text:span></text:p>
          </table:table-cell>
          <table:table-cell table:style-name="t9.D3" office:value-type="string">
            <text:p text:style-name="P29"><text:span text:style-name="T7">H</text:span><text:span text:style-name="T10">2</text:span></text:p>
          </table:table-cell>
          <table:table-cell table:style-name="t9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9">0,07 мкЗв/ч</text:p>
          </table:table-cell>
          <table:table-cell table:style-name="t9.B5" office:value-type="string">
            <text:p text:style-name="P10">$9-30.</text:p>
          </table:table-cell>
          <table:table-cell table:style-name="t9.B5" office:value-type="string">
            <text:p text:style-name="P10">$9-40.</text:p>
          </table:table-cell>
          <table:table-cell table:style-name="t9.B5" office:value-type="string">
            <text:p text:style-name="P10">$9-50.</text:p>
          </table:table-cell>
          <table:table-cell table:style-name="t9.B5" office:value-type="string">
            <text:p text:style-name="P10">$9-60.</text:p>
          </table:table-cell>
          <table:table-cell table:style-name="t9.B5" office:value-type="string">
            <text:p text:style-name="P10">$9-70.</text:p>
          </table:table-cell>
          <table:table-cell table:style-name="t9.B5" office:value-type="string">
            <text:p text:style-name="P10">$9-80.</text:p>
          </table:table-cell>
          <table:table-cell table:style-name="t9.B5" office:value-type="string">
            <text:p text:style-name="P10">$9-00.</text:p>
          </table:table-cell>
          <table:table-cell table:style-name="t9.B5" office:value-type="string">
            <text:p text:style-name="P10">$9-10.</text:p>
          </table:table-cell>
          <table:table-cell table:style-name="t9.B5" office:value-type="string">
            <text:p text:style-name="P10">$9-20.</text:p>
          </table:table-cell>
          <table:table-cell table:style-name="t9.K5" table:number-rows-spanned="9" office:value-type="string">
            <text:p text:style-name="P11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1.</text:p>
          </table:table-cell>
          <table:table-cell table:style-name="t9.B5" office:value-type="string">
            <text:p text:style-name="P10">$9-41.</text:p>
          </table:table-cell>
          <table:table-cell table:style-name="t9.B5" office:value-type="string">
            <text:p text:style-name="P10">$9-51.</text:p>
          </table:table-cell>
          <table:table-cell table:style-name="t9.B5" office:value-type="string">
            <text:p text:style-name="P10">$9-61.</text:p>
          </table:table-cell>
          <table:table-cell table:style-name="t9.B5" office:value-type="string">
            <text:p text:style-name="P10">$9-71.</text:p>
          </table:table-cell>
          <table:table-cell table:style-name="t9.B5" office:value-type="string">
            <text:p text:style-name="P10">$9-81.</text:p>
          </table:table-cell>
          <table:table-cell table:style-name="t9.B5" office:value-type="string">
            <text:p text:style-name="P10">$9-01.</text:p>
          </table:table-cell>
          <table:table-cell table:style-name="t9.B5" office:value-type="string">
            <text:p text:style-name="P10">$9-11.</text:p>
          </table:table-cell>
          <table:table-cell table:style-name="t9.B5" office:value-type="string">
            <text:p text:style-name="P10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2.</text:p>
          </table:table-cell>
          <table:table-cell table:style-name="t9.B5" office:value-type="string">
            <text:p text:style-name="P10">$9-42.</text:p>
          </table:table-cell>
          <table:table-cell table:style-name="t9.B5" office:value-type="string">
            <text:p text:style-name="P10">$9-52.</text:p>
          </table:table-cell>
          <table:table-cell table:style-name="t9.B5" office:value-type="string">
            <text:p text:style-name="P10">$9-62.</text:p>
          </table:table-cell>
          <table:table-cell table:style-name="t9.B5" office:value-type="string">
            <text:p text:style-name="P10">$9-72.</text:p>
          </table:table-cell>
          <table:table-cell table:style-name="t9.B5" office:value-type="string">
            <text:p text:style-name="P10">$9-82.</text:p>
          </table:table-cell>
          <table:table-cell table:style-name="t9.B5" office:value-type="string">
            <text:p text:style-name="P10">$9-02.</text:p>
          </table:table-cell>
          <table:table-cell table:style-name="t9.B5" office:value-type="string">
            <text:p text:style-name="P10">$9-12.</text:p>
          </table:table-cell>
          <table:table-cell table:style-name="t9.B5" office:value-type="string">
            <text:p text:style-name="P10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3.</text:p>
          </table:table-cell>
          <table:table-cell table:style-name="t9.B5" office:value-type="string">
            <text:p text:style-name="P10">$9-43.</text:p>
          </table:table-cell>
          <table:table-cell table:style-name="t9.B5" office:value-type="string">
            <text:p text:style-name="P10">$9-53.</text:p>
          </table:table-cell>
          <table:table-cell table:style-name="t9.B5" office:value-type="string">
            <text:p text:style-name="P10">$9-63.</text:p>
          </table:table-cell>
          <table:table-cell table:style-name="t9.B5" office:value-type="string">
            <text:p text:style-name="P10">$9-73.</text:p>
          </table:table-cell>
          <table:table-cell table:style-name="t9.B5" office:value-type="string">
            <text:p text:style-name="P10">$9-83.</text:p>
          </table:table-cell>
          <table:table-cell table:style-name="t9.B5" office:value-type="string">
            <text:p text:style-name="P10">$9-03.</text:p>
          </table:table-cell>
          <table:table-cell table:style-name="t9.B5" office:value-type="string">
            <text:p text:style-name="P10">$9-13.</text:p>
          </table:table-cell>
          <table:table-cell table:style-name="t9.B5" office:value-type="string">
            <text:p text:style-name="P10">$9-23.</text:p>
          </table:table-cell>
          <table:covered-table-cell/>
        </table:table-row>
        <table:table-row table:style-name="t9.5">
          <table:table-cell table:style-name="t9.A5" office:value-type="string">
            <text:p text:style-name="P9">0.7 мЗв/ч</text:p>
          </table:table-cell>
          <table:table-cell table:style-name="t9.B5" office:value-type="string">
            <text:p text:style-name="P10">$9-34.</text:p>
          </table:table-cell>
          <table:table-cell table:style-name="t9.B5" office:value-type="string">
            <text:p text:style-name="P10">$9-44.</text:p>
          </table:table-cell>
          <table:table-cell table:style-name="t9.B5" office:value-type="string">
            <text:p text:style-name="P10">$9-54.</text:p>
          </table:table-cell>
          <table:table-cell table:style-name="t9.B5" office:value-type="string">
            <text:p text:style-name="P10">$9-64.</text:p>
          </table:table-cell>
          <table:table-cell table:style-name="t9.B5" office:value-type="string">
            <text:p text:style-name="P10">$9-74.</text:p>
          </table:table-cell>
          <table:table-cell table:style-name="t9.B5" office:value-type="string">
            <text:p text:style-name="P10">$9-84.</text:p>
          </table:table-cell>
          <table:table-cell table:style-name="t9.B5" office:value-type="string">
            <text:p text:style-name="P10">$9-04.</text:p>
          </table:table-cell>
          <table:table-cell table:style-name="t9.B5" office:value-type="string">
            <text:p text:style-name="P10">$9-14.</text:p>
          </table:table-cell>
          <table:table-cell table:style-name="t9.B5" office:value-type="string">
            <text:p text:style-name="P10">$9-24.</text:p>
          </table:table-cell>
          <table:covered-table-cell/>
        </table:table-row>
        <table:table-row table:style-name="t9.5">
          <table:table-cell table:style-name="t9.A5" office:value-type="string">
            <text:p text:style-name="P9">7,0 мЗв/ч</text:p>
          </table:table-cell>
          <table:table-cell table:style-name="t9.B5" office:value-type="string">
            <text:p text:style-name="P10">$9-35.</text:p>
          </table:table-cell>
          <table:table-cell table:style-name="t9.B5" office:value-type="string">
            <text:p text:style-name="P10">$9-45.</text:p>
          </table:table-cell>
          <table:table-cell table:style-name="t9.B5" office:value-type="string">
            <text:p text:style-name="P10">$9-55.</text:p>
          </table:table-cell>
          <table:table-cell table:style-name="t9.B5" office:value-type="string">
            <text:p text:style-name="P10">$9-65.</text:p>
          </table:table-cell>
          <table:table-cell table:style-name="t9.B5" office:value-type="string">
            <text:p text:style-name="P10">$9-75.</text:p>
          </table:table-cell>
          <table:table-cell table:style-name="t9.B5" office:value-type="string">
            <text:p text:style-name="P10">$9-85.</text:p>
          </table:table-cell>
          <table:table-cell table:style-name="t9.B5" office:value-type="string">
            <text:p text:style-name="P10">$9-05.</text:p>
          </table:table-cell>
          <table:table-cell table:style-name="t9.B5" office:value-type="string">
            <text:p text:style-name="P10">$9-15.</text:p>
          </table:table-cell>
          <table:table-cell table:style-name="t9.B5" office:value-type="string">
            <text:p text:style-name="P10">$9-25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Зв/ч</text:p>
          </table:table-cell>
          <table:table-cell table:style-name="t9.B5" office:value-type="string">
            <text:p text:style-name="P10">$9-36.</text:p>
          </table:table-cell>
          <table:table-cell table:style-name="t9.B5" office:value-type="string">
            <text:p text:style-name="P10">$9-46.</text:p>
          </table:table-cell>
          <table:table-cell table:style-name="t9.B5" office:value-type="string">
            <text:p text:style-name="P10">$9-56.</text:p>
          </table:table-cell>
          <table:table-cell table:style-name="t9.B5" office:value-type="string">
            <text:p text:style-name="P10">$9-66.</text:p>
          </table:table-cell>
          <table:table-cell table:style-name="t9.B5" office:value-type="string">
            <text:p text:style-name="P10">$9-76.</text:p>
          </table:table-cell>
          <table:table-cell table:style-name="t9.B5" office:value-type="string">
            <text:p text:style-name="P10">$9-86.</text:p>
          </table:table-cell>
          <table:table-cell table:style-name="t9.B5" office:value-type="string">
            <text:p text:style-name="P10">$9-06.</text:p>
          </table:table-cell>
          <table:table-cell table:style-name="t9.B5" office:value-type="string">
            <text:p text:style-name="P10">$9-16.</text:p>
          </table:table-cell>
          <table:table-cell table:style-name="t9.B5" office:value-type="string">
            <text:p text:style-name="P10">$9-26.</text:p>
          </table:table-cell>
          <table:covered-table-cell/>
        </table:table-row>
        <table:table-row table:style-name="t9.5">
          <table:table-cell table:style-name="t9.A5" office:value-type="string">
            <text:p text:style-name="P9"><text:span text:style-name="T8">0,7</text:span> Зв/ч</text:p>
          </table:table-cell>
          <table:table-cell table:style-name="t9.B5" office:value-type="string">
            <text:p text:style-name="P10">$9-37.</text:p>
          </table:table-cell>
          <table:table-cell table:style-name="t9.B5" office:value-type="string">
            <text:p text:style-name="P10">$9-47.</text:p>
          </table:table-cell>
          <table:table-cell table:style-name="t9.B5" office:value-type="string">
            <text:p text:style-name="P10">$9-57.</text:p>
          </table:table-cell>
          <table:table-cell table:style-name="t9.B5" office:value-type="string">
            <text:p text:style-name="P10">$9-67.</text:p>
          </table:table-cell>
          <table:table-cell table:style-name="t9.B5" office:value-type="string">
            <text:p text:style-name="P10">$9-77.</text:p>
          </table:table-cell>
          <table:table-cell table:style-name="t9.B5" office:value-type="string">
            <text:p text:style-name="P10">$9-87.</text:p>
          </table:table-cell>
          <table:table-cell table:style-name="t9.B5" office:value-type="string">
            <text:p text:style-name="P10">$9-07.</text:p>
          </table:table-cell>
          <table:table-cell table:style-name="t9.B5" office:value-type="string">
            <text:p text:style-name="P10">$9-17.</text:p>
          </table:table-cell>
          <table:table-cell table:style-name="t9.B5" office:value-type="string">
            <text:p text:style-name="P10">$9-27.</text:p>
          </table:table-cell>
          <table:covered-table-cell/>
        </table:table-row>
        <table:table-row table:style-name="t9.5">
          <table:table-cell table:style-name="t9.A13" office:value-type="string">
            <text:p text:style-name="P9">7 Зв/ч</text:p>
          </table:table-cell>
          <table:table-cell table:style-name="t9.B13" office:value-type="string">
            <text:p text:style-name="P10">$9-38.</text:p>
          </table:table-cell>
          <table:table-cell table:style-name="t9.B13" office:value-type="string">
            <text:p text:style-name="P10">$9-48.</text:p>
          </table:table-cell>
          <table:table-cell table:style-name="t9.B13" office:value-type="string">
            <text:p text:style-name="P10">$9-58.</text:p>
          </table:table-cell>
          <table:table-cell table:style-name="t9.B13" office:value-type="string">
            <text:p text:style-name="P10">$9-68.</text:p>
          </table:table-cell>
          <table:table-cell table:style-name="t9.B13" office:value-type="string">
            <text:p text:style-name="P10">$9-78.</text:p>
          </table:table-cell>
          <table:table-cell table:style-name="t9.B13" office:value-type="string">
            <text:p text:style-name="P10">$9-88.</text:p>
          </table:table-cell>
          <table:table-cell table:style-name="t9.B13" office:value-type="string">
            <text:p text:style-name="P10">$9-08.</text:p>
          </table:table-cell>
          <table:table-cell table:style-name="t9.B13" office:value-type="string">
            <text:p text:style-name="P10">$9-18.</text:p>
          </table:table-cell>
          <table:table-cell table:style-name="t9.B13" office:value-type="string">
            <text:p text:style-name="P10">$9-28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1">Блок детектирования <text:span text:style-name="T8">гамма-излучения БДКГ-2</text:span>04<text:span text:style-name="T8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0.B2" table:number-rows-spanned="3" office:value-type="string">
            <text:p text:style-name="P22">Номер источ-ника</text:p>
          </table:table-cell>
          <table:table-cell table:style-name="t10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10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10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0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9">Фон, нЗв/ч</text:p>
          </table:table-cell>
          <table:table-cell table:style-name="t1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0"><text:span text:style-name="T15">H</text:span><text:span text:style-name="T10">1</text:span></text:p>
          </table:table-cell>
          <table:table-cell table:style-name="t10.D3" office:value-type="string">
            <text:p text:style-name="P29"><text:span text:style-name="T7">H</text:span><text:span text:style-name="T10">2</text:span></text:p>
          </table:table-cell>
          <table:table-cell table:style-name="t10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9">0,07 мкЗв/ч</text:p>
          </table:table-cell>
          <table:table-cell table:style-name="t10.B5" office:value-type="string">
            <text:p text:style-name="P10">$10-30.</text:p>
          </table:table-cell>
          <table:table-cell table:style-name="t10.B5" office:value-type="string">
            <text:p text:style-name="P10">$10-40.</text:p>
          </table:table-cell>
          <table:table-cell table:style-name="t10.B5" office:value-type="string">
            <text:p text:style-name="P10">$10-50.</text:p>
          </table:table-cell>
          <table:table-cell table:style-name="t10.B5" office:value-type="string">
            <text:p text:style-name="P10">$10-60.</text:p>
          </table:table-cell>
          <table:table-cell table:style-name="t10.B5" office:value-type="string">
            <text:p text:style-name="P10">$10-70.</text:p>
          </table:table-cell>
          <table:table-cell table:style-name="t10.B5" office:value-type="string">
            <text:p text:style-name="P10">$10-80.</text:p>
          </table:table-cell>
          <table:table-cell table:style-name="t10.B5" office:value-type="string">
            <text:p text:style-name="P10">$10-00.</text:p>
          </table:table-cell>
          <table:table-cell table:style-name="t10.B5" office:value-type="string">
            <text:p text:style-name="P10">$10-10.</text:p>
          </table:table-cell>
          <table:table-cell table:style-name="t10.B5" office:value-type="string">
            <text:p text:style-name="P10">$10-20.</text:p>
          </table:table-cell>
          <table:table-cell table:style-name="t10.K5" table:number-rows-spanned="9" office:value-type="string">
            <text:p text:style-name="P11">±<text:span text:style-name="T5">20</text:span></text:p>
          </table:table-cell>
        </table:table-row>
        <table:table-row table:style-name="t10.5"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1.</text:p>
          </table:table-cell>
          <table:table-cell table:style-name="t10.B5" office:value-type="string">
            <text:p text:style-name="P10">$10-41.</text:p>
          </table:table-cell>
          <table:table-cell table:style-name="t10.B5" office:value-type="string">
            <text:p text:style-name="P10">$10-51.</text:p>
          </table:table-cell>
          <table:table-cell table:style-name="t10.B5" office:value-type="string">
            <text:p text:style-name="P10">$10-61.</text:p>
          </table:table-cell>
          <table:table-cell table:style-name="t10.B5" office:value-type="string">
            <text:p text:style-name="P10">$10-71.</text:p>
          </table:table-cell>
          <table:table-cell table:style-name="t10.B5" office:value-type="string">
            <text:p text:style-name="P10">$10-81.</text:p>
          </table:table-cell>
          <table:table-cell table:style-name="t10.B5" office:value-type="string">
            <text:p text:style-name="P10">$10-01.</text:p>
          </table:table-cell>
          <table:table-cell table:style-name="t10.B5" office:value-type="string">
            <text:p text:style-name="P10">$10-11.</text:p>
          </table:table-cell>
          <table:table-cell table:style-name="t10.B5" office:value-type="string">
            <text:p text:style-name="P10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2.</text:p>
          </table:table-cell>
          <table:table-cell table:style-name="t10.B5" office:value-type="string">
            <text:p text:style-name="P10">$10-42.</text:p>
          </table:table-cell>
          <table:table-cell table:style-name="t10.B5" office:value-type="string">
            <text:p text:style-name="P10">$10-52.</text:p>
          </table:table-cell>
          <table:table-cell table:style-name="t10.B5" office:value-type="string">
            <text:p text:style-name="P10">$10-62.</text:p>
          </table:table-cell>
          <table:table-cell table:style-name="t10.B5" office:value-type="string">
            <text:p text:style-name="P10">$10-72.</text:p>
          </table:table-cell>
          <table:table-cell table:style-name="t10.B5" office:value-type="string">
            <text:p text:style-name="P10">$10-82.</text:p>
          </table:table-cell>
          <table:table-cell table:style-name="t10.B5" office:value-type="string">
            <text:p text:style-name="P10">$10-02.</text:p>
          </table:table-cell>
          <table:table-cell table:style-name="t10.B5" office:value-type="string">
            <text:p text:style-name="P10">$10-12.</text:p>
          </table:table-cell>
          <table:table-cell table:style-name="t10.B5" office:value-type="string">
            <text:p text:style-name="P10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3.</text:p>
          </table:table-cell>
          <table:table-cell table:style-name="t10.B5" office:value-type="string">
            <text:p text:style-name="P10">$10-43.</text:p>
          </table:table-cell>
          <table:table-cell table:style-name="t10.B5" office:value-type="string">
            <text:p text:style-name="P10">$10-53.</text:p>
          </table:table-cell>
          <table:table-cell table:style-name="t10.B5" office:value-type="string">
            <text:p text:style-name="P10">$10-63.</text:p>
          </table:table-cell>
          <table:table-cell table:style-name="t10.B5" office:value-type="string">
            <text:p text:style-name="P10">$10-73.</text:p>
          </table:table-cell>
          <table:table-cell table:style-name="t10.B5" office:value-type="string">
            <text:p text:style-name="P10">$10-83.</text:p>
          </table:table-cell>
          <table:table-cell table:style-name="t10.B5" office:value-type="string">
            <text:p text:style-name="P10">$10-03.</text:p>
          </table:table-cell>
          <table:table-cell table:style-name="t10.B5" office:value-type="string">
            <text:p text:style-name="P10">$10-13.</text:p>
          </table:table-cell>
          <table:table-cell table:style-name="t10.B5" office:value-type="string">
            <text:p text:style-name="P10">$10-23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0.7 мЗв/ч</text:p>
          </table:table-cell>
          <table:table-cell table:style-name="t10.B5" office:value-type="string">
            <text:p text:style-name="P10">$10-34.</text:p>
          </table:table-cell>
          <table:table-cell table:style-name="t10.B5" office:value-type="string">
            <text:p text:style-name="P10">$10-44.</text:p>
          </table:table-cell>
          <table:table-cell table:style-name="t10.B5" office:value-type="string">
            <text:p text:style-name="P10">$10-54.</text:p>
          </table:table-cell>
          <table:table-cell table:style-name="t10.B5" office:value-type="string">
            <text:p text:style-name="P10">$10-64.</text:p>
          </table:table-cell>
          <table:table-cell table:style-name="t10.B5" office:value-type="string">
            <text:p text:style-name="P10">$10-74.</text:p>
          </table:table-cell>
          <table:table-cell table:style-name="t10.B5" office:value-type="string">
            <text:p text:style-name="P10">$10-84.</text:p>
          </table:table-cell>
          <table:table-cell table:style-name="t10.B5" office:value-type="string">
            <text:p text:style-name="P10">$10-04.</text:p>
          </table:table-cell>
          <table:table-cell table:style-name="t10.B5" office:value-type="string">
            <text:p text:style-name="P10">$10-14.</text:p>
          </table:table-cell>
          <table:table-cell table:style-name="t10.B5" office:value-type="string">
            <text:p text:style-name="P10">$10-24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,0 мЗв/ч</text:p>
          </table:table-cell>
          <table:table-cell table:style-name="t10.B5" office:value-type="string">
            <text:p text:style-name="P10">$10-35.</text:p>
          </table:table-cell>
          <table:table-cell table:style-name="t10.B5" office:value-type="string">
            <text:p text:style-name="P10">$10-45.</text:p>
          </table:table-cell>
          <table:table-cell table:style-name="t10.B5" office:value-type="string">
            <text:p text:style-name="P10">$10-55.</text:p>
          </table:table-cell>
          <table:table-cell table:style-name="t10.B5" office:value-type="string">
            <text:p text:style-name="P10">$10-65.</text:p>
          </table:table-cell>
          <table:table-cell table:style-name="t10.B5" office:value-type="string">
            <text:p text:style-name="P10">$10-75.</text:p>
          </table:table-cell>
          <table:table-cell table:style-name="t10.B5" office:value-type="string">
            <text:p text:style-name="P10">$10-85.</text:p>
          </table:table-cell>
          <table:table-cell table:style-name="t10.B5" office:value-type="string">
            <text:p text:style-name="P10">$10-05.</text:p>
          </table:table-cell>
          <table:table-cell table:style-name="t10.B5" office:value-type="string">
            <text:p text:style-name="P10">$10-15.</text:p>
          </table:table-cell>
          <table:table-cell table:style-name="t10.B5" office:value-type="string">
            <text:p text:style-name="P10">$10-25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Зв/ч</text:p>
          </table:table-cell>
          <table:table-cell table:style-name="t10.B5" office:value-type="string">
            <text:p text:style-name="P10">$10-36.</text:p>
          </table:table-cell>
          <table:table-cell table:style-name="t10.B5" office:value-type="string">
            <text:p text:style-name="P10">$10-46.</text:p>
          </table:table-cell>
          <table:table-cell table:style-name="t10.B5" office:value-type="string">
            <text:p text:style-name="P10">$10-56.</text:p>
          </table:table-cell>
          <table:table-cell table:style-name="t10.B5" office:value-type="string">
            <text:p text:style-name="P10">$10-66.</text:p>
          </table:table-cell>
          <table:table-cell table:style-name="t10.B5" office:value-type="string">
            <text:p text:style-name="P10">$10-76.</text:p>
          </table:table-cell>
          <table:table-cell table:style-name="t10.B5" office:value-type="string">
            <text:p text:style-name="P10">$10-86.</text:p>
          </table:table-cell>
          <table:table-cell table:style-name="t10.B5" office:value-type="string">
            <text:p text:style-name="P10">$10-06.</text:p>
          </table:table-cell>
          <table:table-cell table:style-name="t10.B5" office:value-type="string">
            <text:p text:style-name="P10">$10-16.</text:p>
          </table:table-cell>
          <table:table-cell table:style-name="t10.B5" office:value-type="string">
            <text:p text:style-name="P10">$10-26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<text:span text:style-name="T8">0,7</text:span> Зв/ч</text:p>
          </table:table-cell>
          <table:table-cell table:style-name="t10.B5" office:value-type="string">
            <text:p text:style-name="P10">$10-37.</text:p>
          </table:table-cell>
          <table:table-cell table:style-name="t10.B5" office:value-type="string">
            <text:p text:style-name="P10">$10-47.</text:p>
          </table:table-cell>
          <table:table-cell table:style-name="t10.B5" office:value-type="string">
            <text:p text:style-name="P10">$10-57.</text:p>
          </table:table-cell>
          <table:table-cell table:style-name="t10.B5" office:value-type="string">
            <text:p text:style-name="P10">$10-67.</text:p>
          </table:table-cell>
          <table:table-cell table:style-name="t10.B5" office:value-type="string">
            <text:p text:style-name="P10">$10-77.</text:p>
          </table:table-cell>
          <table:table-cell table:style-name="t10.B5" office:value-type="string">
            <text:p text:style-name="P10">$10-87.</text:p>
          </table:table-cell>
          <table:table-cell table:style-name="t10.B5" office:value-type="string">
            <text:p text:style-name="P10">$10-07.</text:p>
          </table:table-cell>
          <table:table-cell table:style-name="t10.B5" office:value-type="string">
            <text:p text:style-name="P10">$10-17.</text:p>
          </table:table-cell>
          <table:table-cell table:style-name="t10.B5" office:value-type="string">
            <text:p text:style-name="P10">$10-27.</text:p>
          </table:table-cell>
          <table:covered-table-cell/>
        </table:table-row>
        <table:table-row table:style-name="t10.5">
          <table:table-cell table:style-name="t10.A13" office:value-type="string">
            <text:p text:style-name="P9">7 Зв/ч</text:p>
          </table:table-cell>
          <table:table-cell table:style-name="t10.B13" office:value-type="string">
            <text:p text:style-name="P10">$10-38.</text:p>
          </table:table-cell>
          <table:table-cell table:style-name="t10.B13" office:value-type="string">
            <text:p text:style-name="P10">$10-48.</text:p>
          </table:table-cell>
          <table:table-cell table:style-name="t10.B13" office:value-type="string">
            <text:p text:style-name="P10">$10-58.</text:p>
          </table:table-cell>
          <table:table-cell table:style-name="t10.B13" office:value-type="string">
            <text:p text:style-name="P10">$10-68.</text:p>
          </table:table-cell>
          <table:table-cell table:style-name="t10.B13" office:value-type="string">
            <text:p text:style-name="P10">$10-78.</text:p>
          </table:table-cell>
          <table:table-cell table:style-name="t10.B13" office:value-type="string">
            <text:p text:style-name="P10">$10-88.</text:p>
          </table:table-cell>
          <table:table-cell table:style-name="t10.B13" office:value-type="string">
            <text:p text:style-name="P10">$10-08.</text:p>
          </table:table-cell>
          <table:table-cell table:style-name="t10.B13" office:value-type="string">
            <text:p text:style-name="P10">$10-18.</text:p>
          </table:table-cell>
          <table:table-cell table:style-name="t10.B13" office:value-type="string">
            <text:p text:style-name="P10">$10-28.</text:p>
          </table:table-cell>
          <table:covered-table-cell/>
        </table:table-row>
      </table:table>
      <text:p text:style-name="P3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429in" fo:margin-bottom="0.286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5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173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992in" fo:margin-bottom="0.697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5T13:49:45.21</dc:date>
    <meta:editing-duration>P3DT2H38S</meta:editing-duration>
    <meta:editing-cycles>307</meta:editing-cycles>
    <meta:generator>OpenOffice/4.1.6$Win32 OpenOffice.org_project/416m1$Build-9790</meta:generator>
    <meta:document-statistic meta:table-count="11" meta:image-count="0" meta:object-count="0" meta:page-count="6" meta:paragraph-count="1105" meta:word-count="1680" meta:character-count="11062"/>
  </office:meta>
</office:document-meta>
</file>